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A" style:master-page-name="Standard"/>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HC">
      <style:paragraph-properties fo:line-height="200%"/>
    </style:style>
    <style:style style:name="P5" style:family="paragraph" style:parent-style-name="NoteH">
      <style:paragraph-properties fo:line-height="200%"/>
    </style:style>
    <style:style style:name="P6" style:family="paragraph" style:parent-style-name="NOX">
      <style:paragraph-properties fo:line-height="200%"/>
    </style:style>
    <style:style style:name="P7" style:family="paragraph" style:parent-style-name="Body">
      <style:paragraph-properties fo:line-height="200%">
        <style:tab-stops>
          <style:tab-stop style:position="5.1252in"/>
        </style:tab-stops>
      </style:paragraph-properties>
    </style:style>
    <style:style style:name="P8" style:family="paragraph" style:parent-style-name="HD">
      <style:paragraph-properties fo:line-height="200%"/>
    </style:style>
    <style:style style:name="P9" style:family="paragraph" style:parent-style-name="BL1">
      <style:paragraph-properties fo:line-height="200%"/>
    </style:style>
    <style:style style:name="P10" style:family="paragraph" style:parent-style-name="BL">
      <style:paragraph-properties fo:line-height="200%"/>
    </style:style>
    <style:style style:name="P11" style:family="paragraph" style:parent-style-name="BX">
      <style:paragraph-properties fo:line-height="200%"/>
    </style:style>
    <style:style style:name="P12" style:family="paragraph" style:parent-style-name="NO">
      <style:paragraph-properties fo:line-height="200%"/>
    </style:style>
    <style:style style:name="P13" style:family="paragraph" style:parent-style-name="HE">
      <style:paragraph-properties fo:line-height="200%"/>
    </style:style>
    <style:style style:name="P14" style:family="paragraph" style:parent-style-name="C1">
      <style:paragraph-properties fo:line-height="200%"/>
    </style:style>
    <style:style style:name="P15" style:family="paragraph" style:parent-style-name="CDT1">
      <style:paragraph-properties fo:line-height="200%"/>
    </style:style>
    <style:style style:name="P16" style:family="paragraph" style:parent-style-name="CDTX">
      <style:paragraph-properties fo:line-height="200%"/>
    </style:style>
    <style:style style:name="P17" style:family="paragraph" style:parent-style-name="WAH">
      <style:paragraph-properties fo:line-height="200%"/>
    </style:style>
    <style:style style:name="P18" style:family="paragraph" style:parent-style-name="WA">
      <style:paragraph-properties fo:line-height="200%"/>
    </style:style>
    <style:style style:name="P19" style:family="paragraph" style:parent-style-name="WAX">
      <style:paragraph-properties fo:line-height="200%"/>
    </style:style>
    <style:style style:name="P20" style:family="paragraph" style:parent-style-name="CDT">
      <style:paragraph-properties fo:line-height="200%"/>
    </style:style>
    <style:style style:name="P21" style:family="paragraph" style:parent-style-name="NL1">
      <style:paragraph-properties fo:line-height="200%"/>
    </style:style>
    <style:style style:name="P22" style:family="paragraph" style:parent-style-name="NL">
      <style:paragraph-properties fo:line-height="200%"/>
    </style:style>
    <style:style style:name="P23" style:family="paragraph" style:parent-style-name="NLX">
      <style:paragraph-properties fo:line-height="200%"/>
    </style:style>
    <style:style style:name="P24" style:family="paragraph" style:parent-style-name="Body">
      <style:paragraph-properties fo:margin-left="0in" fo:margin-right="0in" fo:line-height="200%" fo:text-indent="0in" style:auto-text-indent="false"/>
    </style:style>
    <style:style style:name="T1" style:family="text" style:parent-style-name="Comment_20_Reference">
      <style:text-properties fo:color="#000000"/>
    </style:style>
    <style:style style:name="T2" style:family="text" style:parent-style-name="Comment_20_Reference">
      <style:text-properties fo:color="#000000" style:font-name="Arial"/>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style:font-style-complex="italic"/>
    </style:style>
    <style:style style:name="T6" style:family="text">
      <style:text-properties style:font-name="Courier New"/>
    </style:style>
    <style:style style:name="T7" style:family="text">
      <style:text-properties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office:annotation><dc:creator>Nancy</dc:creator><dc:date>2006-11-02T00:00:00</dc:date><text:p>CN</text:p></office:annotation></text:span></text:p>
      <text:p text:style-name="HB">The Ubuntu Server<text:span text:style-name="T1"><office:annotation><dc:creator>Nancy</dc:creator><dc:date>2006-11-02T00:00:00</dc:date><text:p>CT</text:p></office:annotation></text:span></text:p>
      <text:p text:style-name="P2">Ubuntu 4.10, lovingly known as Warty Warthog, was the first public version of Ubuntu. Its installation media provided no obvious way to install the bare bones operating system (OS) without a full desktop environment. The system administrator crowds, easily irritable and feisty by nature, were greatly annoyed: They proclaimed Ubuntu was just a desktop distribution, and sauntered back to their caves in contempt. </text:p>
      <text:p text:style-name="P3">The next version of Ubuntu that came out, Hoary Hedgehog, rectified the problem and allowed for trivial installation of a minimal Ubuntu suitable for servers. Yet the myth of Ubuntu as a purely desktop-oriented distribution stuck.</text:p>
      <text:p text:style-name="P3">Luckily, the sentiment is just that—a myth. Ubuntu is a world-class server platform today, providing everything you’d expect from a server OS and with the human flavor that makes Ubuntu different. The dedicated hackers on the Ubuntu Server Team that tends to the minutiae of hardware support and testing mercilessly beat on the latest versions of server software to make sure it’s up to snuff for inclusion in the distribution and the members of the team are available to users like you to field feedback, questions, and cries of anguish. </text:p>
      <text:p text:style-name="P3">That said, setting up a server is no small task. Server administrators constantly deal with complex issues such as system security, fault tolerance, and data safety, and while Ubuntu makes these issues more pleasant to deal with, they’re not to be taken lightly. The aim of this chapter is thus not to teach you how to be a system administrator—we could easily fill a dozen books attempting to do that—but to give you a quick crash course. We’ll also highlight the specific details that set Ubuntu Server apart from other server platforms, offer tips on some of the most common server uses, and give you pointers on where to find other relevant information. Let the mischief begin!</text:p>
      <text:p text:style-name="P4">What is Ubuntu Server?<text:span text:style-name="T1"><office:annotation><dc:creator>Nancy</dc:creator><dc:date>2006-11-02T00:00:00</dc:date><text:p>HA</text:p></office:annotation></text:span></text:p>
      <text:p text:style-name="P2">By far the most common reaction from users first encountering Ubuntu Server is one of utter and hopeless confusion. People are foggy on whether Ubuntu Server is a whole new distribution or if it’s an Ubuntu derivative like Kubuntu (only for servers) or perhaps something else entirely.</text:p>
      <text:p text:style-name="P3">Let’s clear things up a bit. The primary software store for Ubuntu and official derivatives is called the Ubuntu archive. The archive is merely a collection of software packages in Debian “deb” format, and it contains every single package that makes up distributions such as Ubuntu, Edubuntu, Xubuntu, Kubuntu, and Ubuntu Server. What makes Kubuntu separate from Ubuntu, then, is only the set of packages from the archive that its installer installs by default and that its CDs carry.</text:p>
      <text:p text:style-name="P3">Ubuntu Server is no different. It depends on the very same archive as the standard Ubuntu distribution, but it installs a distinctive set of default packages. Notably, the set of packages comprising Ubuntu Server is very small. The installer will not install things such as a graphical environment or many user programs by default. But since all the packages for Server come from the same official Ubuntu archive, you can install any package you like later. In theory, there’s nothing stopping you from transforming an Ubuntu Server install into a regular Ubuntu desktop installation or vice versa (in practice, this is tricky, and we don’t recommend you try it). You can even go from running Kubuntu to running Ubuntu Server. The archive paradigm gives you maximum flexibility.</text:p>
      <text:p text:style-name="P3">We’ve established that Ubuntu Server just provides a different set of default packages than Ubuntu. But what’s important about that different set? What makes Ubuntu Server a server platform?</text:p>
      <text:p text:style-name="P3">The most significant difference is a non-preemptible server kernel with an internal kernel timer frequency of 100 Hz instead of the desktop default of 1 kHz. We’ll spare you the OS theory: the idea is to offer some extra performance and throughput for server applications. In addition, the server kernel supports SMP and basic NUMA. SMP, or symmetric multiprocessing, is the code that allows you to utilize more than one processor in your server, and NUMA is a memory design used in some multiprocessor systems that can dramatically increase multiprocessing performance.</text:p>
      <text:p text:style-name="P5">The Big Iron Kernel<text:span text:style-name="T1"><office:annotation><dc:creator>Nancy</dc:creator><dc:date>2006-11-02T00:00:00</dc:date><text:p>TIH</text:p></office:annotation></text:span></text:p>
      <text:p text:style-name="P6">In addition to the standard server kernel, Ubuntu Server offers a so-called Big Iron kernel, which is for those very, very few people out there running enormously expensive supercomputing systems. You almost certainly don’t want to run the Big Iron kernel. As one Ubuntu developer put it, if you can count the number of processors in your server on your fingers, don’t use this kernel. If you ordered your server online by typing a “1” in a “Quantity” box, this is not the kernel for you. If your server didn’t require the Occupational Safety and Hazard Administration to inspect the install location for proper structural support, don’t use this kernel. If your BIOS boot sequence takes less than ten minutes and involves fewer than five screens, don’t use this kernel. If turning on the server doesn’t require a manual and doesn’t dim the lights in the entire building, don’t use this kernel. If... well, you get the idea.<text:span text:style-name="T1"><office:annotation><dc:creator>Nancy</dc:creator><dc:date>2006-11-02T00:00:00</dc:date><text:p>TI</text:p></office:annotation></text:span></text:p>
      <text:p text:style-name="P3">So what else is different in Ubuntu Server? Other than the server kernel and a minimal set of packages, not too much. Though Ubuntu has supported a minimal installation mode for a number of releases, spinning off Ubuntu Server into a proper derivative distribution is still a young effort, and many neat features are planned for the future but aren’t available just yet.</text:p>
      <text:p text:style-name="P3">Ubuntu Server 6.06 LTS, known as Dapper, does offer officially-supported packages for the Red Hat Cluster Suite, Red Hat’s Global File System or GFS, Oracle’s OCFS2 filesystem, and the Linux Virtual Server utilities: keepalived and ipvsadm. Combined with the specialized server kernel, these bits already let you use your Ubuntu Server for some heavy lifting. Recognizing the wild popularity of the LAMP (Linux, Apache, MySQL, PHP) stack, the Ubuntu Server CD offers a LAMP installation option right at the boot screen. And there’s a great lineup of upcoming features: Among other things, we’re hoping to throw in a resource manage for cluster folks, automatically place system configuration files under version control, ship with out-of-the-box support for server farm monitoring and hard drive replication over the network, and provide an integrity checker for installed systems directly on Ubuntu CDs.</text:p>
      <text:p text:style-name="P4">Installing Ubuntu Server<text:span text:style-name="T1"><office:annotation><dc:creator>Nancy</dc:creator><dc:date>2006-11-02T00:00:00</dc:date><text:p>HA</text:p></office:annotation></text:span></text:p>
      <text:p text:style-name="P2">So you've downloaded your Ubuntu Server CD from <text:a xlink:type="simple" xlink:href="http://releases.ubuntu.com/ubuntu-server"><text:span text:style-name="Internet_20_link">http://releases.ubuntu.com/ubuntu-server</text:span></text:a> and burned it, eagerly placed it in your CD drive, and rebooted the machine to be greeted by the friendly Ubuntu menu. The first option, “Install in text mode,” marks the beginning of a journey towards your very own system administrator cave. The second option, “Install a LAMP server,” runs the same installer as the first, but will also automatically install and set up Apache, MySQL and PHP for you.</text:p>
      <text:p text:style-name="P7">For the most part, server installation is identical to installing a regular Ubuntu machine. This is because Ubuntu takes extra care to ask only the most fundamental questions in the installer, and it turns out those don’t differ much between a desktop and a server system. For a quick review of the installation procedure, turn back to Chapter 2. Here, we’ll be looking at some of the advanced installer gadgetry that that chapter leaves out, and which is particularly geared toward server users. </text:p>
      <text:p text:style-name="P3">The neat stuff begins when you arrive at the partitioning section of the installer. With a desktop machine, you’d probably let the installer configure a basic set of partitions by itself and go on its merry way. But with servers, things get a bit more complicated. </text:p>
      <text:p text:style-name="P8">A Couple of Installer Tricks<text:span text:style-name="T1"><office:annotation><dc:creator>Nancy</dc:creator><dc:date>2006-11-02T00:00:00</dc:date><text:p>HB</text:p></office:annotation></text:span></text:p>
      <text:p text:style-name="P2">As we’ll explore below, in terms of partitioning and storage, server installations can be quite a bit more complex than desktop ones. There’s a small bag of useful tricks with the installer that can help when things get hairy. </text:p>
      <text:p text:style-name="P3">The installer itself runs on virtual console 1. If you switch to console 2 pressing Alt+F2, you’ll be able to activate the console by hitting Enter and land in a minimalistic (busybox) shell. This will let you explore the complete installer environment, and take some matters into your own hands if need be. You can switch back to the installer console pressing Alt+F1. Console 4 contains a running, noninteractive log file of the installation, which you can inspect by pressing Alt+F4. Finally, it’s sometimes useful to be able to connect to another server during installation, perhaps to upload a log file or to gain access to your mailbox or other communication. By default, the shell on console 2 will not provide you with an ssh client, but you can install one by running <text:span text:style-name="CD1">anna-install openssh-client-udeb</text:span><text:span text:style-name="T2"><office:annotation><dc:creator>Nancy</dc:creator><dc:date>2006-11-02T00:00:00</dc:date><text:p>CD</text:p></office:annotation></text:span> after the installer configured the network. Now you can use the ssh and scp binaries to log in or copy data to the server of your choice.</text:p>
      <text:p text:style-name="P8">Partitioning Your Ubuntu Server<text:span text:style-name="T1"><office:annotation><dc:creator>Nancy</dc:creator><dc:date>2006-11-02T00:00:00</dc:date><text:p>HB</text:p></office:annotation></text:span></text:p>
      <text:p text:style-name="P2">Deciding how to partition the storage in your server is a finicky affair, and certainly no exact science. Generally, it’s a good idea to have at least three partitions separate from the rest of the system:</text:p>
      <text:p text:style-name="P9"><text:tab/>/home<text:span text:style-name="T2"><office:annotation><dc:creator>Nancy</dc:creator><dc:date>2006-11-02T00:00:00</dc:date><text:p>BL</text:p></office:annotation></text:span>—where all the user files will live</text:p>
      <text:p text:style-name="P10"><text:tab/>/tmp<text:span text:style-name="T2"><office:annotation><dc:creator>Nancy</dc:creator><dc:date>2006-11-02T00:00:00</dc:date><text:p>BL</text:p></office:annotation></text:span>—temporary scratch space for running applications</text:p>
      <text:p text:style-name="P11"><text:tab/>/var—mail spools and log files</text:p>
      <text:p text:style-name="P5">Partition Security and Separating Logs and Spools<text:span text:style-name="T1"><office:annotation><dc:creator>Nancy</dc:creator><dc:date>2006-11-02T00:00:00</dc:date><text:p>TIH</text:p></office:annotation></text:span></text:p>
      <text:p text:style-name="P12">There are several options that you can turn on for specific system partitions that afford you extra security. We’ll explain them later in this chapter, in the section dealing with security.</text:p>
      <text:p text:style-name="P6">As an aside, if this server will keep extensive mail and news spools, you might want to further separate /var into partitions for /var/log and /var/spool. Having them both on the same partition might cause severe I/O congestion under heavy use.</text:p>
      <text:p text:style-name="P3"><text:span text:style-name="T2"><office:annotation><dc:creator>Nancy</dc:creator><dc:date>2006-11-02T00:00:00</dc:date><text:p>TI</text:p></office:annotation></text:span>Keeping data on separate partitions gives you, the administrator, a fine grain choice of filesystem you use for a particular purpose. For instance, you might choose to put /tmp on ReiserFS for its superior handling of many files in a directory and excellent performance on small files, but you might keep /home and /var on ext3 for its rock-solid robustness.</text:p>
      <text:p text:style-name="P3">In addition, a dedicated /home partition lets you use special options when mounting it to your system, such as imposing disk space quotas, or enabling extended security on user data. The reason to keep /tmp and /var separate from the rest of your system is much more prosaic: These directories are prone to filling up. This is the case with /tmp because it’s a scratchpad, and administrators often give users very liberal quotas there (but have a policy, for example, of all user data in /tmp older than two days getting purged), which means /tmp can easily get clogged up. /var, on the other hand, stores log files and mail spools, both of which can come to take up massive amounts of disk space either as a result of malicious activity or a significant spike in normal system usage.</text:p>
      <text:p text:style-name="P3">Becoming a system administrator means you have to learn how to think like one. If /tmp and /var are easy to fill up, you compartmentalize them so that they can’t eventually consume all the disk space available on your server. </text:p>
      <text:p text:style-name="P8">The Story of RAID<text:span text:style-name="T1"><office:annotation><dc:creator>Nancy</dc:creator><dc:date>2006-11-02T00:00:00</dc:date><text:p>HB</text:p></office:annotation></text:span></text:p>
      <text:p text:style-name="P2">If you’ve only got one hard drive in your server, feel free to skip ahead. Otherwise, let’s talk about putting those extra drives to use. The acronym RAID stands for redundant array of inexpensive disks, although if you’re a businessman, you can substitute the word “independent” for “inexpensive.” We forgive you. And if you’re in France, RAID is short for recherche assistance intervention dissuasion, which is an elite commando unit of the National Police—but if that’s the RAID you need help with, you’re reading the wrong book. We think RAID is just a Really Awesome Idea for Data: When dealing with your information, it provides extra speed, fault tolerance, or both.</text:p>
      <text:p text:style-name="P3">At its core, RAID is just a way of replicating the same information across multiple physical drives. The process can be set up in a number of ways, and specific kinds of drive configurations are referred to as RAID levels. These days, even low to mid-range servers ship with integrated hardware RAID controllers, which operate without any support from the OS. If your new server doesn’t come with a RAID controller, you can use the software RAID functionality in the Ubuntu kernel to accomplish the same goal. </text:p>
      <text:p text:style-name="P3">Setting up software RAID while installing your Linux system was difficult and unwieldy only a short while ago, but it is a breeze these days: the Ubuntu installer provides a nice, convenient interface for it, and then handles all the requisite backstage magic. You can choose from three RAID levels: 0, 1, and 5.</text:p>
      <text:p text:style-name="P13">RAID 0<text:span text:style-name="T1"><office:annotation><dc:creator>Nancy</dc:creator><dc:date>2006-11-02T00:00:00</dc:date><text:p>HC</text:p></office:annotation></text:span></text:p>
      <text:p text:style-name="P2">A so-called “striped set”, RAID 0 allows you to pool the storage space of a number of separate drives into one large, virtual drive. The important thing to keep in mind is that RAID 0 does not actually concatenate the physical drives—it actually spreads the data across them evenly, which means that no more space will be used on each physical drive than can fit on the smallest one. In practical terms, if you had two 250GB drives and a 200GB drive, the total amount of space on your virtual drive would equal 600GB; 50GB on each of the two larger drives would go unused. Spreading data in this fashion provides amazing performance, but also significantly decreases reliability. If any of the drives in your RAID 0 array fail, the entire array will come crashing down, taking your data with it.</text:p>
      <text:p text:style-name="P13">RAID 1<text:span text:style-name="T1"><office:annotation><dc:creator>Nancy</dc:creator><dc:date>2006-11-02T00:00:00</dc:date><text:p>HC</text:p></office:annotation></text:span></text:p>
      <text:p text:style-name="P2">This level provides very straightforward data replication. It will take the contents of one physical drive and multiplex it to as many other drives as you’d like. A RAID 1 array does not grow in size with the addition of extra drives—instead, it grows in reliability and read performance. The size of the entire array is limited by the size of its smallest constituent drive.</text:p>
      <text:p text:style-name="P13">RAID5<text:span text:style-name="T1"><office:annotation><dc:creator>Nancy</dc:creator><dc:date>2006-11-02T00:00:00</dc:date><text:p>HC</text:p></office:annotation></text:span></text:p>
      <text:p text:style-name="P2">When the chief goal of your storage is fault-tolerance, and you want to use more space than provided by the single physical drive in RAID 1, this is the level you want to use. RAID 5 lets you use <text:span text:style-name="T3">n</text:span> identically-sized physical drives (if different-sized drives are present, no more space than the size of the smallest one will be used on each drive) to construct an array whose total available space is that of <text:span text:style-name="T3">n-1</text:span> drives, and the array tolerates the failure of any one—but no more than one—drive without data loss.</text:p>
      <text:p text:style-name="P5">The Mythical Parity Drive<text:span text:style-name="T1"><office:annotation><dc:creator>Nancy</dc:creator><dc:date>2006-11-02T00:00:00</dc:date><text:p>TIH</text:p></office:annotation></text:span></text:p>
      <text:p text:style-name="P6">If you toss five 200GB drives into a RAID 5 array, the array’s total usable size will be 800GB, or that of four drives. This makes it easy to mistakenly believe that a RAID 5 array “sacrifices” one of the drives for maintaining redundancy and parity, but this is not the case. Through some neat mathematics of polynomial coefficients over Galois fields, the actual parity information is striped across all drives equally, allowing any single drive to fail without compromising the data. Don’t worry, though. We won’t quiz you on the math.<text:span text:style-name="T1"><office:annotation><dc:creator>Nancy</dc:creator><dc:date>2006-11-02T00:00:00</dc:date><text:p>TI</text:p></office:annotation></text:span></text:p>
      <text:p text:style-name="P13">Which RAID to Choose?<text:span text:style-name="T1"><office:annotation><dc:creator>Nancy</dc:creator><dc:date>2006-11-02T00:00:00</dc:date><text:p>HC</text:p></office:annotation></text:span></text:p>
      <text:p text:style-name="P2">If you’re indecisive by nature, the past few paragraphs may have left you awkwardly hunched in your chair, mercilessly chewing a No. 2 pencil, feet tapping the floor nervously. Luckily, the initial choice of RAID level is often a no-brainer, so you’ll have to direct your indecision elsewhere. If you have one hard drive, no RAID for you. Do not pass Go, do not collect $200. Two drives? Toss them into RAID 1, and sleep better at night. Three or more? RAID 5. Unless you really know what you’re doing, avoid RAID 0 like the plague. If you’re not serving mostly read-only data without a care about redundancy, RAID 0 isn’t what you want.</text:p>
      <text:p text:style-name="P5">Other RAID Modes<text:span text:style-name="T1"><office:annotation><dc:creator>Nancy</dc:creator><dc:date>2006-11-02T00:00:00</dc:date><text:p>TIH</text:p></office:annotation></text:span></text:p>
      <text:p text:style-name="P6">Though the installer only offers the most common RAID modes—0, 1, and 5—many other RAID modes exist and can be configured after the installation. Take a look at <text:a xlink:type="simple" xlink:href="http://en.wikipedia.org/wiki/RAID"><text:span text:style-name="Internet_20_link">http://en.wikipedia.org/wiki/RAID</text:span></text:a> for a detailed explanation of all the modes.<text:span text:style-name="T1"><office:annotation><dc:creator>Nancy</dc:creator><dc:date>2006-11-02T00:00:00</dc:date><text:p>TI</text:p></office:annotation></text:span></text:p>
      <text:p text:style-name="P8">Setting Up RAID<text:span text:style-name="T1"><office:annotation><dc:creator>Nancy</dc:creator><dc:date>2006-11-02T00:00:00</dc:date><text:p>HB</text:p></office:annotation></text:span></text:p>
      <text:p text:style-name="P2">After carefully studying the last section, maybe reading a few books on abstract algebra and another few on finite field theory, you finally decided on a RAID level that suits you. Since books can’t yet read your mind, we’ll assume you chose RAID 1. So how do you set it up?</text:p>
      <text:p text:style-name="P3">Back to the installer. When prompted about partitioning disks, you’ll want to bravely select the last option, Manually Edit Partition Table. The very first option in the new dialog box is Configure Software RAID, but don’t go there just yet. You need to prepare the physical partitions first.</text:p>
      <text:p text:style-name="P3">Below the top four options on the screen (RAID, Logical Volume Manager, Guided Partitioning, and Help), you’ll find a list of the physical drives in your server that the Ubuntu installer detected.</text:p>
      <text:p text:style-name="P5">Avoiding the, “Oh, No!” Moment<text:span text:style-name="T1"><office:annotation><dc:creator>Nancy</dc:creator><dc:date>2006-11-02T00:00:00</dc:date><text:p>TIH</text:p></office:annotation></text:span></text:p>
      <text:p text:style-name="P6">We’ve said this before, and we’ll say it again: It’s very easy to mistakenly erase valuable data when partitioning your system. Since you’re installing a server, however, we’ll assume you’re comfortable deleting any data that might already exist on the drives. If this is not the case, back up all data you care about now! We mean it.<text:span text:style-name="T1"><office:annotation><dc:creator>Nancy</dc:creator><dc:date>2006-11-02T00:00:00</dc:date><text:p>TI</text:p></office:annotation></text:span></text:p>
      <text:p text:style-name="P3">Indented below each drive, you’ll find the list of any preexisting partitions, along with their on-disk ordinal number, size, bootable status, filesystem type, and possibly, their mount point. Using the arrow keys, highlight the line summarizing a physical drive (not any of its partitions), and hit Enter—you’ll be asked to confirm replacing any existing partition table with a new one. Select Yes, and the only entry listed below that drive will be FREE SPACE. In our fictional server, we have two 80GB drives—hda and hdb—so we’d follow this process for both drives, giving each a fresh partition table. Say we’ve decided on a 20GB /home partition. Arrow over to the free space, hit Enter, and create the partition—look back to Chapter 1 if you need a refresher on all the options. Once you’ve entered the size for the new partition, you’ll be brought to a dialog where you can choose the filesystem and mount options. Instead of plopping a filesystem on the raw partition, however, you’ll want to enter the Use As dialog, and set the new partition to be a physical volume for RAID.</text:p>
      <text:p text:style-name="P3">Still with us? Now rinse and repeat for the other drive—create the exact same partition, same size, and set it as a RAID volume. When you’re done, you should be back at the initial partitioning screen, and you should have an identically sized partition under each drive. At this point, choose Configure Software RAID at the top of the screen, agree to write out changes to the storage devices if need be, and then choose to create an MD (multidisk) device. After selecting RAID 1, you’ll be asked to enter the number of active devices for the array. In our fictional two-drive server it’s two. The next question concerns the number of spare devices in the array, which you can leave at zero. Now simply use the spacebar to put a check next to both partitions that you’ve created (hda1 and hdb1), and hit Finish in the Multidisk dialog to return to the basic partitioner.</text:p>
      <text:p text:style-name="P3">If you look below the two physical drives that you used to have there, you’ll notice a brand new drive, the Software RAID device that has one partition below it. That’s your future /home partition, sitting happily on a RAID array. If you arrow over to it and hit Enter, you can now configure it just as you would a real partition.</text:p>
      <text:p text:style-name="P3">The process is the same for any other partitions you want to toss into RAID. Create identical-sized partitions on all participating physical drives, select to use them as RAID space, enter the multidisk configurator (software RAID), and finally, create an array that utilizes the real partitions. Then create a filesystem on the newly-created array.</text:p>
      <text:p text:style-name="P5">Array Failure and Spare Devices<text:span text:style-name="T1"><office:annotation><dc:creator>Nancy</dc:creator><dc:date>2006-11-02T00:00:00</dc:date><text:p>TIH</text:p></office:annotation></text:span></text:p>
      <text:p text:style-name="P12">When a physical drive fails in a RAID array that’s running in a level that provides redundancy—such as 1 or 5—the array goes into so-called degraded mode (never verbally abuse or be cruel to your RAID arrays!). Depending on the number of devices in the array, running in degraded mode might just have performance downsides, but it might also mean that another physical drive failure will bring down the whole array and cause total data loss. To recover the array from degraded mode, you need to add a working physical drive to the system (the old one can be removed) and instruct the array to use the new device to “rebuild.”</text:p>
      <text:p text:style-name="P6">In order to minimize the amount of time an array spends in degraded mode, and to prevent having to power off the machine to insert new physical drives if the server doesn’t support hot-swapping, you can put extra physical drives into the machine and flag them as hot spares, which means the system will keep them active but unused until there’s a drive failure. Cold spares, as the name implies, are just extra drives that you keep around on a shelf until there’s a failure, at which point you manually add them to the array.<text:span text:style-name="T1"><office:annotation><dc:creator>Nancy</dc:creator><dc:date>2006-11-02T00:00:00</dc:date><text:p>TI</text:p></office:annotation></text:span></text:p>
      <text:p text:style-name="P3">That’s it! The Ubuntu installer will take care of all the pesky details of configuring the system to boot the RAID arrays at the right time and use them, even if you’ve chosen to keep your root partition on an array. Now let’s look at another great feature of the Ubuntu installer: the the Logical Volume Manager (LVM).</text:p>
      <text:p text:style-name="P8">The Story of the Logical Volume Manager<text:span text:style-name="T1"><office:annotation><dc:creator>Nancy</dc:creator><dc:date>2006-11-02T00:00:00</dc:date><text:p>HB</text:p></office:annotation></text:span></text:p>
      <text:p text:style-name="P2">Let’s take a step back from our RAID adventure and look at the bigger picture in data storage. The entire situation is unpleasant. Hard drives are slow and fail often, and though abolished for working memory ages ago, fixed-size partitions are still the predominant mode of storage space allocation. As if worrying about speed and data loss weren’t enough, you also have to worry about whether your partition size calculations were just right when you were installing a server or if you’ll wind up in the unenviable position of having a partition run out of space, even though another partition is maybe mostly unused. And if you might have to move a partition across physical volume boundaries on a running system, well, woe is you.</text:p>
      <text:p text:style-name="P3">RAID helps to some degree. It’ll do wonders for your worries about performance and fault tolerance, but it operates at too low a level to help with the partition size or fluidity concerns. What we’d really want is a way to push the partition concept up one level of abstraction, so it doesn’t operate directly on the underlying physical media. Then we could have partitions that are trivially resizable or that can span multiple drives, we could easily take some space from one partition and tack it on another, and we can juggle partitions around on physical drives on a live server. Sounds cool, right?</text:p>
      <text:p text:style-name="P3">Very cool, and very doable via logical volume management (LVM), a system that shifts the fundamental unit of storage from physical drives to virtual, or “logical” ones (although we harbor our suspicions that the term “logical” is a jab at the storage status quo, which is anything but.) LVM has traditionally been a feature of expensive, enterprise Unix operating systems, or was available for purchase from third-party vendors. Through the magic of free software, a guy by the name of Heinz Mauelshagen wrote an implementation of a logical volume manager for Linux in 1998, which we’ll refer to as LVM. LVM has undergone tremendous improvements since then, is widely used in production today, and just as you expect, the Ubuntu installer makes it easy for you to configure it on your server during installation.</text:p>
      <text:p text:style-name="P13">LVM Theory and Jargon<text:span text:style-name="T1"><office:annotation><dc:creator>Nancy</dc:creator><dc:date>2006-11-02T00:00:00</dc:date><text:p>HC</text:p></office:annotation></text:span></text:p>
      <text:p text:style-name="P2">Wrapping your head around LVM is a bit more difficult than with RAID because LVM rethinks the whole way of dealing with storage, which expectedly introduces a bit of jargon that you need to learn. Under LVM, physical volumes, or PVs, are seen just as providers of disk space without any inherent organization (such as partitions mapping to a mount point in the OS). We group PVs into volume groups, or VGs, which are virtual storage pools that look like good old cookie-cutter hard drives. We carve those up into logical volumes, or LVs, that act like the normal partitions we’re used to dealing with. We create filesystems on these LVs, and mount them into our directory tree. And behind the scenes, LVM splits up physical volumes into small slabs of bytes (4 Mb by default), each of which is called a physical extent, or a PE. </text:p>
      <text:p text:style-name="P3">Okay, so that was a mouthful of acronyms, but as long as you understand the progression, you’re in good shape. <text:s/>You take a physical hard drive and set up one or more partitions on it that will be used for LVM. These partitions are now physical volumes (PV), which are split into physical extents (PE), and then grouped in volume groups (VG), on top of which you finally create logical volumes. It’s the LVs, these virtual partitions, and not the ones on the physical hard drive, that carry a filesystem and are mapped and mounted into the OS. And if you’re really confused about what possible benefit we get from adding all this complexity only to wind up with the same fixed-size partitions in the end, hang in there. It’ll make sense in a second.</text:p>
      <text:p text:style-name="P3">The reason LVM splits physical volumes into small, equally-sized physical extents, is that the definition of a volume group (the space that’ll be carved into logical volumes) then becomes “a collection of physical extents” rather than “a physical area on a physical drive,” as with old-school partitions. Notice that “a collection of extents” says nothing about where the extents are coming from, and certainly doesn’t impose a fixed limit on the size of a volume group. We can take PEs from a bunch of different drives and toss them into one volume group, which addresses our desire to abstract partitions away from physical drives. We can take a VG and make it bigger simply by adding a few extents to it, maybe by taking them from another VG, or maybe by tossing in a new physical volume and using extents from there. And we can take a VG and move it to different physical storage simply by telling it to relocate to a different collection of extents. Best of all, we can do all this on the fly, without any server downtime. </text:p>
      <text:p text:style-name="P3">Do you smell that? That’s the fresh smell of the storage revolution.</text:p>
      <text:p text:style-name="P8">Setting Up LVM<text:span text:style-name="T1"><office:annotation><dc:creator>Nancy</dc:creator><dc:date>2006-11-02T00:00:00</dc:date><text:p>HB</text:p></office:annotation></text:span></text:p>
      <text:p text:style-name="P2">By now, you must be convinced that LVM is the best thing since sliced bread. Which it is—and, surprisingly enough, setting it up during installation is no harder than setting up RAID. Create partitions on each physical drive you want to use for LVM just as you did with RAID, but tell the installer to use them as “Physical space for LVM.” Note that in this context, PVs are not actual physical hard drives; they are the partitions that you’re creating. </text:p>
      <text:p text:style-name="P3">You don’t have to devote your entire drive to partitions for LVM. If you’d like, you’re free to create actual filesystem-containing partitions alongside the storage partitions used for LVM, but make sure you’re satisfied with your partitioning choice before you proceed. Once you enter the LVM configurator in the installer, the partition layout on all drives that contain LVM partitions will be frozen.</text:p>
      <text:p text:style-name="P3">Let’s look back to our fictional server, but let’s give it four drives, which are 10GB, 20GB, 80GB, and 120GB in size. Say we want to create a LVM partition, or PV, utilizing all available space on each drive, and then combine the first two PVs into a 30 GB volume group, and the latter two into a 200GB one. Each VG will act as a large virtual hard drive on top of which we can create logical volumes just as we would normal partitions.</text:p>
      <text:p text:style-name="P3">As with RAID, arrowing over to the name of each drive and hitting Enter will let us erase the partition table. Then hitting Enter on the FREE SPACE entry lets us create a physical volume—a partition which we set to be used as a physical space for LVM. Once all three LVM partitions are in place, we select Configure the Logical Volume Manager on the partitioning menu. </text:p>
      <text:p text:style-name="P3">After a warning about the partition layout, we get to a rather Spartan LVM dialog that lets us modify VGs and LVs. According to our plan, we choose the former option, and create the two VGs we want, choosing the appropriate PVs. We then select Modify Logical Volumes and create the LVs corresponding to the normal partitions we want to put on the system—say one for each of /, /var, /home, and /tmp.</text:p>
      <text:p text:style-name="P3">You can already see some of the partition fluidity that LVM brings you. If you decide you want a 25GB logical volume for /var, you can carve it out of the first VG you created, and /var will magically span the two smaller hard drives. If you later decide you’ve given /var too much space, you can shrink the filesystem, and then simply move over some of the storage space from the first VG over to the second. The possibilities are endless.</text:p>
      <text:p text:style-name="P5">LVM Doesn’t Provide Redundancy<text:span text:style-name="T1"><office:annotation><dc:creator>Nancy</dc:creator><dc:date>2006-11-02T00:00:00</dc:date><text:p>TIH</text:p></office:annotation></text:span></text:p>
      <text:p text:style-name="P12">The point of LVM is storage fluidity, not fault-tolerance. In our example above, the logical volume containing the /var filesystem is sitting on a volume group that spans two hard drives. Unfortunately, this means that either drive failing will corrupt the entire filesystem, and LVM intentionally doesn’t contain functionality to prevent this problem.</text:p>
      <text:p text:style-name="P6">Instead, when you need fault tolerance, build your volume groups from physical volumes that are sitting on RAID! In our example, we could have made a partition spanning the entire size of the 10GB hard drive, and allocated it to physical space for a RAID volume. Then, we could have made two 10GB partitions on the 20GB hard drive, and made the first one also a physical space for RAID. Entering the RAID configurator, we would create a RAID 1 array from the 10GB RAID partitions on both drives, but instead of placing a regular filesytem on the RAID array as before, we’d actually designate the RAID array to be used as a physical space for LVM. When we get to LVM configuration, the RAID array would show up as any other physical volume, but we’d know that the physical volume is redundant. If a physical drive fails beneath <text:s/>it, LVM won’t ever know, and no data loss will occur. Of course, standard RAID array caveats apply, so if enough drives fail and shut down the array, LVM will still come down kicking and screaming.<text:span text:style-name="T1"><office:annotation><dc:creator>Nancy</dc:creator><dc:date>2006-11-02T00:00:00</dc:date><text:p>TI</text:p></office:annotation></text:span></text:p>
      <text:p text:style-name="P8">You’re Done—Now Watch Out for Root!<text:span text:style-name="T1"><office:annotation><dc:creator>Nancy</dc:creator><dc:date>2006-11-02T00:00:00</dc:date><text:p>HB</text:p></office:annotation></text:span></text:p>
      <text:p text:style-name="P2">Whew. With the storage stuff out of the way, the rest of your server installation should go no differently than installing a regular Ubuntu workstation. And now that your server is installed, we can move on to the fun stuff. From this point on, everything we do will happen in a shell. </text:p>
      <text:p text:style-name="P3">When your Ubuntu server first boots, you’ll have to log in with the user you created during installation. Here’s an important point that bites a number of newcomers to Ubuntu: Unlike most distributions, Ubuntu does not enable the root account during installation! Instead, the installer adds the user you’ve created during installation to the admin group, which let you use a mechanism called sudo <text:span text:style-name="T2"><office:annotation><dc:creator>Nancy</dc:creator><dc:date>2006-11-02T00:00:00</dc:date><text:p>CD</text:p></office:annotation></text:span>for performing administrative tasks. We’ll show you how to use sudo <text:span text:style-name="T2"><office:annotation><dc:creator>Nancy</dc:creator><dc:date>2006-11-02T00:00:00</dc:date><text:p>CD</text:p></office:annotation></text:span>in a bit. In the meantime, if you’re interested in the rationale for the decision to disable direct use of the root account, simply run <text:span text:style-name="CD1">man sudo_root</text:span><text:span text:style-name="T2"><office:annotation><dc:creator>Nancy</dc:creator><dc:date>2006-11-02T00:00:00</dc:date><text:p>CD</text:p></office:annotation></text:span> after logging in.</text:p>
      <text:p text:style-name="P5">Care and Feeding of RAID and LVM Arrays<text:span text:style-name="T1"><office:annotation><dc:creator>Nancy</dc:creator><dc:date>2006-11-02T00:00:00</dc:date><text:p>TIH</text:p></office:annotation></text:span></text:p>
      <text:p text:style-name="P12">If you’ve set up some of these during installation, you’ll want to learn how to manage the arrays after the server is installed. We recommend the respective how-to documents from The Linux Documentation Project at </text:p>
      <text:p text:style-name="P12"><text:s/>www.tldp.org/HOWTO/Software-RAID-HOWTO.html and </text:p>
      <text:p text:style-name="P12"><text:s/>www.tldp.org/HOWTO/LVM-HOWTO</text:p>
      <text:p text:style-name="P12">The how-tos sometimes get technical, but most of the details should sound familiar if you’ve understood the introduction to the subject matter that we gave in this chapter.</text:p>
      <text:p text:style-name="P4"><text:span text:style-name="T1"><office:annotation><dc:creator>Nancy</dc:creator><dc:date>2006-11-02T00:00:00</dc:date><text:p>TIH</text:p></office:annotation></text:span>Ubuntu Package Management<text:span text:style-name="T1"><office:annotation><dc:creator>Nancy</dc:creator><dc:date>2006-11-02T00:00:00</dc:date><text:p>HA</text:p></office:annotation></text:span></text:p>
      <text:p text:style-name="P2">Once your server is installed, it only contains the few packages it requires to boot and run properly. To get it to do some actual serving, we’ll have to install specific server software. In the comfort of the GNOME graphical environment on an Ubuntu desktop, we could launch Synaptic and point and click our way through application discovery and installation. But on a server, we must be shell samurai.</text:p>
      <text:p text:style-name="P8">The Ubuntu Archive<text:span text:style-name="T1"><office:annotation><dc:creator>Nancy</dc:creator><dc:date>2006-11-02T00:00:00</dc:date><text:p>HB</text:p></office:annotation></text:span></text:p>
      <text:p text:style-name="P2">Before we delve into the nitty-gritty of package management, let’s briefly outline the structure of the master Ubuntu package archive, which we mentioned in the introduction to this chapter. Each new release has five repositories in the archive, called main, restricted, backports, universe, and multiverse. A newly installed system comes with only the first two enabled (and the security update repository, but we’ll talk about that later). Here’s the repository breakdown:</text:p>
      <text:p text:style-name="P9"><text:tab/><text:span text:style-name="T4">Main:</text:span> This includes all packages installed by default; these packages have official support.</text:p>
      <text:p text:style-name="P10"><text:tab/><text:span text:style-name="T4">Restricted:</text:span><text:span text:style-name="T2"> </text:span><text:s/>These are packages with restricted copyright, often hardware drivers.</text:p>
      <text:p text:style-name="P10"><text:tab/><text:span text:style-name="T4">Backports:</text:span><text:span text:style-name="T2"> </text:span><text:s/>These are newer versions of packages in the archive, provided by the community.</text:p>
      <text:p text:style-name="P10"><text:tab/><text:span text:style-name="T4">Universe: </text:span>The universe includes packages maintained by the Ubuntu community.</text:p>
      <text:p text:style-name="P11"><text:tab/><text:span text:style-name="T4">Multiverse: </text:span>The multiverse includes ackages that are not free (in the sense of freedom).</text:p>
      <text:p text:style-name="P3">The term “official support” is a bit of a misnomer, as it doesn’t refer to technical support that one would purchase or obtain, but speaks instead to the availability of security updates after a version of Ubuntu is released. Standard Ubuntu releases are supported for 18 months, which means that Ubuntu’s parent company, Canonical Ltd., guarantees that security updates will be provided, free of charge, for any vulnerabilities discovered in software in the <text:span text:style-name="T3">main </text:span>repository for 18 months after a release. No such guarantee is made for software in the other repositories.</text:p>
      <text:p text:style-name="P3">Of particular note is that certain Ubuntu releases have longer support cycles. These releases are denoted by the acronym LTS (Long Term Support) in their version number. Ubuntu 6.06 LTS, Dapper, will be supported for five years on servers!</text:p>
      <text:p text:style-name="P8">APT Sources and Repositories <text:span text:style-name="T1"><office:annotation><dc:creator>Nancy</dc:creator><dc:date>2006-11-02T00:00:00</dc:date><text:p>HB</text:p></office:annotation></text:span></text:p>
      <text:p text:style-name="P2">You’re now aware of the structure of the Ubuntu archive, but we didn’t explain how to actually modify the list of repositories you want to use on your system. In Debian package management parlance, the “list of repositories” is part of the list of Advanced Package Tool (APT) sources (keep your eyes peeled: many of the package tools we’ll discuss below begin with the prefix “apt”). These sources tell APT where to find available packages: in the Ubuntu archive on the Internet, on your CD-ROM, or in a third-party archive.</text:p>
      <text:p text:style-name="P3">The APT sources are specified in the file /etc/apt/sources.list. Let’s open this file up in an editor—if you’re not used to vim<text:span text:style-name="T2"><office:annotation><dc:creator>Nancy</dc:creator><dc:date>2006-11-02T00:00:00</dc:date><text:p>CD</text:p></office:annotation></text:span>, substitute nano <text:span text:style-name="T2"><office:annotation><dc:creator>Nancy</dc:creator><dc:date>2006-11-02T00:00:00</dc:date><text:p>CD</text:p></office:annotation></text:span>for it, which is an easier to use, beginner-friendly editor:</text:p>
      <text:p text:style-name="P14">$ vim /etc/apt/sources.list<text:span text:style-name="T2"><office:annotation><dc:creator>Nancy</dc:creator><dc:date>2006-11-02T00:00:00</dc:date><text:p>CD</text:p></office:annotation></text:span></text:p>
      <text:p text:style-name="P3">The lines beginning with a hash, or <text:span text:style-name="CD1">#</text:span>, denote comment lines, and are skipped over by APT. At the top, you’ll see the CD-ROM source that the installer added, and following it these two lines:</text:p>
      <text:p text:style-name="P15">deb http://us.archive.ubuntu.com/ubuntu/ dapper main restricted</text:p>
      <text:p text:style-name="P16">deb-src http://us.archive.ubuntu.com/ubuntu/ dapper main restricted</text:p>
      <text:p text:style-name="P3"><text:span text:style-name="T2"><office:annotation><dc:creator>Nancy</dc:creator><dc:date>2006-11-02T00:00:00</dc:date><text:p>CD</text:p></office:annotation></text:span> We can infer the general format of the APT sources list by looking at these lines. The file is composed of individual sources, one per line, and each line of several space-separated fields. The first field tells us what kind of a source the line is describing, such as a source for binary packages (<text:span text:style-name="CD1">deb</text:span><text:span text:style-name="T2"><office:annotation><dc:creator>Nancy</dc:creator><dc:date>2006-11-02T00:00:00</dc:date><text:p>CD</text:p></office:annotation></text:span>) or source code packages (<text:span text:style-name="CD1">deb-src</text:span><text:span text:style-name="T2"><office:annotation><dc:creator>Nancy</dc:creator><dc:date>2006-11-02T00:00:00</dc:date><text:p>CD</text:p></office:annotation></text:span>). The second field is the actual URI of the package source, the third names the distribution whose packages we want (<text:span text:style-name="CD1">dapper</text:span><text:span text:style-name="T2"><office:annotation><dc:creator>Nancy</dc:creator><dc:date>2006-11-02T00:00:00</dc:date><text:p>CD</text:p></office:annotation></text:span>), and the remaining fields tell APT which components to use from the source we’re describing—by default, <text:span text:style-name="CD1">main</text:span> <text:span text:style-name="T2"><office:annotation><dc:creator>Nancy</dc:creator><dc:date>2006-11-02T00:00:00</dc:date><text:p>CD</text:p></office:annotation></text:span>and <text:span text:style-name="CD1">restricted</text:span><text:span text:style-name="T2"><office:annotation><dc:creator>Nancy</dc:creator><dc:date>2006-11-02T00:00:00</dc:date><text:p>CD</text:p></office:annotation></text:span>. </text:p>
      <text:p text:style-name="P3">If you look through the rest of the file, you’ll find it’s nicely commented to let you easily enable two extra repositories: the very useful <text:span text:style-name="CD1">universe</text:span><text:span text:style-name="T2"><office:annotation><dc:creator>Nancy</dc:creator><dc:date>2006-11-02T00:00:00</dc:date><text:p>CD</text:p></office:annotation></text:span> and the bleeding-edge <text:span text:style-name="CD1">backports</text:span><text:span text:style-name="T2"><office:annotation><dc:creator>Nancy</dc:creator><dc:date>2006-11-02T00:00:00</dc:date><text:p>CD</text:p></office:annotation></text:span>. In general, now that you understand the format of each source line, you have complete control over the repositories you use, and while we strongly recommend against using the <text:span text:style-name="CD1">backports</text:span> <text:span text:style-name="T2"><office:annotation><dc:creator>Nancy</dc:creator><dc:date>2006-11-02T00:00:00</dc:date><text:p>CD</text:p></office:annotation></text:span>repository on a server, enabling <text:span text:style-name="CD1">universe</text:span> <text:span text:style-name="T2"><office:annotation><dc:creator>Nancy</dc:creator><dc:date>2006-11-02T00:00:00</dc:date><text:p>CD</text:p></office:annotation></text:span>is usually a good idea.</text:p>
      <text:p text:style-name="P3">With that in mind, let’s get you acquainted with some of the basic command-line package management tools on an Ubuntu system. Ubuntu inherits its package management from Debian, so if you’re familiar with Debian, the utilities we’ll discuss are old friends. </text:p>
      <text:p text:style-name="P8">dpkg<text:span text:style-name="T1"><office:annotation><dc:creator>Nancy</dc:creator><dc:date>2006-11-02T00:00:00</dc:date><text:p>HB</text:p></office:annotation></text:span></text:p>
      <text:p text:style-name="P2">Our first stop is the Debian package manager, dpkg<text:span text:style-name="T2"><office:annotation><dc:creator>Nancy</dc:creator><dc:date>2006-11-02T00:00:00</dc:date><text:p>CD</text:p></office:annotation></text:span>, which sits around the lowest levels of the package management stack. Through a utility called dpkg-deb<text:span text:style-name="T2"><office:annotation><dc:creator>Nancy</dc:creator><dc:date>2006-11-02T00:00:00</dc:date><text:p>CD</text:p></office:annotation></text:span>, dpkg <text:span text:style-name="T2"><office:annotation><dc:creator>Nancy</dc:creator><dc:date>2006-11-02T00:00:00</dc:date><text:p>CD</text:p></office:annotation></text:span>deals with individual Debian package files, referred to as “debs” for their .deb filename extension.</text:p>
      <text:p text:style-name="P3">dpkg<text:span text:style-name="T2"><office:annotation><dc:creator>Nancy</dc:creator><dc:date>2006-11-02T00:00:00</dc:date><text:p>CD</text:p></office:annotation></text:span> is extensively documented in the system manual pages, so you can read up about the various options it supports by entering <text:span text:style-name="CD1">man dpkg</text:span><text:span text:style-name="T2"><office:annotation><dc:creator>Nancy</dc:creator><dc:date>2006-11-02T00:00:00</dc:date><text:p>CD</text:p></office:annotation></text:span> in the shell. We’ll point out the most common dpkg <text:span text:style-name="T2"><office:annotation><dc:creator>Nancy</dc:creator><dc:date>2006-11-02T00:00:00</dc:date><text:p>CD</text:p></office:annotation></text:span>operations: listing and installing packages. Of course, dpkg <text:span text:style-name="T2"><office:annotation><dc:creator>Nancy</dc:creator><dc:date>2006-11-02T00:00:00</dc:date><text:p>CD</text:p></office:annotation></text:span>can also remove packages, but we’ll show you how to do that with the higher-level tool called apt-get<text:span text:style-name="T2"><office:annotation><dc:creator>Nancy</dc:creator><dc:date>2006-11-02T00:00:00</dc:date><text:p>CD</text:p></office:annotation></text:span>, instead.</text:p>
      <text:p text:style-name="P13">Listing Packages<text:span text:style-name="T1"><office:annotation><dc:creator>Nancy</dc:creator><dc:date>2006-11-02T00:00:00</dc:date><text:p>HC</text:p></office:annotation></text:span></text:p>
      <text:p text:style-name="P2">Running <text:span text:style-name="CD1">dpkg -l | less</text:span><text:span text:style-name="T2"><office:annotation><dc:creator>Nancy</dc:creator><dc:date>2006-11-02T00:00:00</dc:date><text:p>CD</text:p></office:annotation></text:span> in the shell will list all the packages on your system that dpkg <text:span text:style-name="T2"><office:annotation><dc:creator>Nancy</dc:creator><dc:date>2006-11-02T00:00:00</dc:date><text:p>CD</text:p></office:annotation></text:span>is tracking, in a six-column format. The first three columns are one letter wide each, signifying the desired package state, current package status, and error status, respectively. Most of the time, the error status column will be empty.</text:p>
      <text:p text:style-name="P3">The top three lines of dpkg <text:span text:style-name="T2"><office:annotation><dc:creator>Nancy</dc:creator><dc:date>2006-11-02T00:00:00</dc:date><text:p>CD</text:p></office:annotation></text:span>output serve as a legend to explain the letters you can find in the first three columns. This lets you use the grep tool to search through the package list, perhaps to look only at removed packages, or those that failed configuration.</text:p>
      <text:p text:style-name="P13">Installing a Package Manually<text:span text:style-name="T1"><office:annotation><dc:creator>Nancy</dc:creator><dc:date>2006-11-02T00:00:00</dc:date><text:p>HB</text:p></office:annotation></text:span></text:p>
      <text:p text:style-name="P2">There are more than 17,000 packages in the Ubuntu archive for each release. Only a small percentage of those are officially supported, but all the other packages are still held to reasonably rigorous inclusion requirements. Packages in the Ubuntu archive are thus almost universally of high quality and are known to work well on your Ubuntu system.</text:p>
      <text:p text:style-name="P3">Because of this, the archive should be the very first place you look when you choose to install new software. On rare instances, however, the software you want to install won’t be available in the archive, either because it’s new, or because there are redistribution restrictions which prevent it from being included. In those cases, you might have to either build the software from source code, run binaries that the vendor provides, or find third-party Ubuntu or Debian packages to install.</text:p>
      <text:p text:style-name="P17">Practice Safe Hex!<text:span text:style-name="T1"><office:annotation><dc:creator>Nancy</dc:creator><dc:date>2006-11-02T00:00:00</dc:date><text:p>TIH</text:p></office:annotation></text:span></text:p>
      <text:p text:style-name="P18">That’s a terrible pun. We apologize. But it probably got your attention, so follow closely: Be very, very cautious when dealing with third-party packages. Packages in the Ubuntu archive undergo extensive quality assurance and are practically certain to be free from viruses, worms, Trojan horses, or other computer pests. If you only install software from the archive, you’ll never have to worry about viruses again.</text:p>
      <text:p text:style-name="P19">With third-party packages, you just don’t know what you could be installing. If you install a malicious package, you’ve given the package creator full control of your system. So ideally, don’t install third-party packages at all. And if you must, make absolutely sure you trust the source of the packages!</text:p>
      <text:p text:style-name="P3">Impatience is a hallmark virtue of programmers and system administrators alike, so if you were too impatient to read the warning note, do it now. This is serious business. Let’s continue: Say you’ve downloaded a package called “myspecial-server.deb”. You can install it simply by typing:</text:p>
      <text:p text:style-name="P14">$ sudo dpkg -i myspecial-server.deb<text:span text:style-name="T2"><office:annotation><dc:creator>Nancy</dc:creator><dc:date>2006-11-02T00:00:00</dc:date><text:p>CD</text:p></office:annotation></text:span></text:p>
      <text:p text:style-name="P3">dpkg <text:span text:style-name="T2"><office:annotation><dc:creator>Nancy</dc:creator><dc:date>2006-11-02T00:00:00</dc:date><text:p>CD</text:p></office:annotation></text:span>will unpack the deb, make sure its dependencies are satisfied, and proceed to install the package. Remember what we said about the root account being unusable by default? Installing a package requires administrator privileges, which we obtained by prefixing the command we wanted to execute with <text:span text:style-name="CD1">sudo</text:span><text:span text:style-name="T2"><office:annotation><dc:creator>Nancy</dc:creator><dc:date>2006-11-02T00:00:00</dc:date><text:p>CD</text:p></office:annotation></text:span> and entering our user password at sudo’s prompt. </text:p>
      <text:p text:style-name="P5">A Quick Note on Shell Examples<text:span text:style-name="T1"><office:annotation><dc:creator>Nancy</dc:creator><dc:date>2006-11-02T00:00:00</dc:date><text:p>TIH</text:p></office:annotation></text:span></text:p>
      <text:p text:style-name="P12">In the dpkg <text:span text:style-name="T1"><office:annotation><dc:creator>Nancy</dc:creator><dc:date>2006-11-02T00:00:00</dc:date><text:p>CD</text:p></office:annotation></text:span>example above, the dollar sign is the standard Unix shell symbol, so you don’t need to actually type it. We’ll use it in the rest of the chapter to indicate things that need to be entered in a shell. On your Ubuntu system, the shell prompt won’t be just a dollar sign, but will look like this: </text:p>
      <text:p text:style-name="P12"/>
      <text:p text:style-name="P12"><text:span text:style-name="CD1">user@server:~$</text:span></text:p>
      <text:p text:style-name="P6"><text:span text:style-name="CD1">User</text:span> and <text:span text:style-name="CD1">server</text:span> will be replaced by your username and the hostname you gave the server during installation, respectively, and the part between the colon and dollar sign will show your working directory. A tilde is Unix shorthand for your home directory.<text:span text:style-name="T1"><office:annotation><dc:creator>Nancy</dc:creator><dc:date>2006-11-02T00:00:00</dc:date><text:p>TI</text:p></office:annotation></text:span></text:p>
      <text:p text:style-name="P8">Apt-Get and Apt-Cache<text:span text:style-name="T1"><office:annotation><dc:creator>Nancy</dc:creator><dc:date>2006-11-02T00:00:00</dc:date><text:p>HB</text:p></office:annotation></text:span></text:p>
      <text:p text:style-name="P2">Now let’s jump higher up in the stack. Whereas dpkg <text:span text:style-name="T2"><office:annotation><dc:creator>Nancy</dc:creator><dc:date>2006-11-02T00:00:00</dc:date><text:p>CD</text:p></office:annotation></text:span>deals mostly with package files, apt-get <text:span text:style-name="T2"><office:annotation><dc:creator>Nancy</dc:creator><dc:date>2006-11-02T00:00:00</dc:date><text:p>CD</text:p></office:annotation></text:span>knows how to download packages from the Ubuntu archive or fetch them from your Ubuntu CD. It provides a convenient, succinct interface, so it’s no surprise it’s the tool that most system administrators use for their package management on Ubuntu servers. </text:p>
      <text:p text:style-name="P3">While apt-get<text:span text:style-name="T2"><office:annotation><dc:creator>Nancy</dc:creator><dc:date>2006-11-02T00:00:00</dc:date><text:p>CD</text:p></office:annotation></text:span> deals with high-level package operations, it won’t tell you which packages are actually in the archive and available for installation. It knows how to get this information behind the scenes from the package cache, which you can manipulate using a simple tool called apt-cache<text:span text:style-name="T2"><office:annotation><dc:creator>Nancy</dc:creator><dc:date>2006-11-02T00:00:00</dc:date><text:p>CD</text:p></office:annotation></text:span>. Let’s see how these two commands come together with an example. Say we’re trying to find and then install software that lets us work with extended filesystem attributes.</text:p>
      <text:p text:style-name="P13">Searching the Package Cache and Showing Package Information<text:span text:style-name="T1"><office:annotation><dc:creator>Nancy</dc:creator><dc:date>2006-11-02T00:00:00</dc:date><text:p>HC</text:p></office:annotation></text:span></text:p>
      <text:p text:style-name="P2">We begin by telling apt-cache<text:span text:style-name="T2"><office:annotation><dc:creator>Nancy</dc:creator><dc:date>2006-11-02T00:00:00</dc:date><text:p>CD</text:p></office:annotation></text:span> to search for the phrase “extended attributes:”</text:p>
      <text:p text:style-name="P15">$ apt-cache search “extended attributes”</text:p>
      <text:p text:style-name="P20">attr - Utilities for manipulating filesystem extended attributes</text:p>
      <text:p text:style-name="P20">libattr1 - Extended attribute shared library</text:p>
      <text:p text:style-name="P20">libattr1-dev - Extended attribute static libraries and headers</text:p>
      <text:p text:style-name="P20">python-pyxattr - module for manipulating filesystem extended attributes</text:p>
      <text:p text:style-name="P20">python2.4-pyxattr - module for manipulating filesystem extended attributes</text:p>
      <text:p text:style-name="P20">rdiff-backup - remote incremental backup</text:p>
      <text:p text:style-name="P20">xfsdump - Administrative utilities for the XFS filesystem</text:p>
      <text:p text:style-name="P16">xfsprogs - Utilities for managing the XFS filesystem</text:p>
      <text:p text:style-name="P3"><text:span text:style-name="T2"><office:annotation><dc:creator>Nancy</dc:creator><dc:date>2006-11-02T00:00:00</dc:date><text:p>CD</text:p></office:annotation></text:span>The parameter to <text:span text:style-name="CD1">apt-cache search</text:span><text:span text:style-name="T2"><office:annotation><dc:creator>Nancy</dc:creator><dc:date>2006-11-02T00:00:00</dc:date><text:p>CD</text:p></office:annotation></text:span> can be either a package name, or a phrase describing the package as above. The lines following our invocation are the output we received, composed of the package name on the left, and a one-line description on the right. It looks like the <text:span text:style-name="CD1">attr</text:span> <text:span text:style-name="T2"><office:annotation><dc:creator>Nancy</dc:creator><dc:date>2006-11-02T00:00:00</dc:date><text:p>CD</text:p></office:annotation></text:span>package is what we’re after, so let’s see some details about it.</text:p>
      <text:p text:style-name="P15">$ apt-cache show attr</text:p>
      <text:p text:style-name="P20">Package: attr</text:p>
      <text:p text:style-name="P20">Priority: optional</text:p>
      <text:p text:style-name="P20">Section: utils</text:p>
      <text:p text:style-name="P20">Installed-Size: 192</text:p>
      <text:p text:style-name="P20">Maintainer: Nathan Scott &lt;nathans@debian.org&gt;</text:p>
      <text:p text:style-name="P20">Architecture: i386</text:p>
      <text:p text:style-name="P20">Version: 2.4.25-1</text:p>
      <text:p text:style-name="P20">Depends: libattr1, libc6 (&gt;= 2.3.4-1)</text:p>
      <text:p text:style-name="P20">Conflicts: xfsdump (&lt;&lt; 2.0.0)</text:p>
      <text:p text:style-name="P20">Filename: pool/main/a/attr/attr_2.4.25-1_i386.deb</text:p>
      <text:p text:style-name="P20">Size: 34192</text:p>
      <text:p text:style-name="P20">MD5sum: fc71e19f1fff7017998332d96459baba</text:p>
      <text:p text:style-name="P20">Description: Utilities for manipulating filesystem extended attributes</text:p>
      <text:p text:style-name="P20"><text:s/>A set of tools for manipulating extended attributes on filesystem</text:p>
      <text:p text:style-name="P20"><text:s/>objects, in particular getfattr(1) and setfattr(1).</text:p>
      <text:p text:style-name="P20"><text:s/>An attr(1) command is also provided which is largely compatible</text:p>
      <text:p text:style-name="P20"><text:s/>with the SGI IRIX tool of the same name.</text:p>
      <text:p text:style-name="P20">Bugs: mailto:ubuntu-users@lists.ubuntu.com</text:p>
      <text:p text:style-name="P16">Origin: Ubuntu<text:span text:style-name="T2"><office:annotation><dc:creator>Nancy</dc:creator><dc:date>2006-11-02T00:00:00</dc:date><text:p>CD</text:p></office:annotation></text:span></text:p>
      <text:p text:style-name="P2">Don’t be daunted by the verbose output. Extracting the useful bits turns out to be pretty simple. We can already see from the description field that this is, in fact, the package we’re after. We can also see the exact version of the packaged software, any dependencies and conflicting packages it has, and an e-mail address to which we can send bug reports. And looking at the filename field, the <text:span text:style-name="CD1">pool/main</text:span><text:span text:style-name="T2"><office:annotation><dc:creator>Nancy</dc:creator><dc:date>2006-11-02T00:00:00</dc:date><text:p>CD</text:p></office:annotation></text:span> snippet tells us this is a package in the <text:span text:style-name="T5">main</text:span> repository. </text:p>
      <text:p text:style-name="P13">Installing a Package<text:span text:style-name="T1"><office:annotation><dc:creator>Nancy</dc:creator><dc:date>2006-11-02T00:00:00</dc:date><text:p>HC</text:p></office:annotation></text:span></text:p>
      <text:p text:style-name="P2">So far, so good. Let’s perform the actual installation:</text:p>
      <text:p text:style-name="P14">$ sudo apt-get install attr<text:span text:style-name="T2"><office:annotation><dc:creator>Nancy</dc:creator><dc:date>2006-11-02T00:00:00</dc:date><text:p>CD</text:p></office:annotation></text:span></text:p>
      <text:p text:style-name="P2">apt-get <text:span text:style-name="T2"><office:annotation><dc:creator>Nancy</dc:creator><dc:date>2006-11-02T00:00:00</dc:date><text:p>CD</text:p></office:annotation></text:span>will track down a source for the package, such as an Ubuntu CD or the Ubuntu archive on the Internet, fetch the deb, verify its integrity, do the same for any dependencies the package has, and, finally, install the package.</text:p>
      <text:p text:style-name="P13">Removing a Package<text:span text:style-name="T1"><office:annotation><dc:creator>Nancy</dc:creator><dc:date>2006-11-02T00:00:00</dc:date><text:p>HC</text:p></office:annotation></text:span></text:p>
      <text:p text:style-name="P2">For didactic purposes, we’re going to keep assuming you’re very indecisive and that right after you installed the attr <text:span text:style-name="T2"><office:annotation><dc:creator>Nancy</dc:creator><dc:date>2006-11-02T00:00:00</dc:date><text:p>CD</text:p></office:annotation></text:span>package, you realized it wasn’t going to work out between the two of you. To the bit bucket with attr<text:span text:style-name="T2"><office:annotation><dc:creator>Nancy</dc:creator><dc:date>2006-11-02T00:00:00</dc:date><text:p>CD</text:p></office:annotation></text:span>!</text:p>
      <text:p text:style-name="P14">$ sudo apt-get remove attr<text:span text:style-name="T2"><office:annotation><dc:creator>Nancy</dc:creator><dc:date>2006-11-02T00:00:00</dc:date><text:p>CD</text:p></office:annotation></text:span></text:p>
      <text:p text:style-name="P3">One confirmation later and attr <text:span text:style-name="T2"><office:annotation><dc:creator>Nancy</dc:creator><dc:date>2006-11-02T00:00:00</dc:date><text:p>CD</text:p></office:annotation></text:span>is blissfully gone from your system, except for any configuration files which it may have installed. If you want those gone, too, you’d have to instead run the following:</text:p>
      <text:p text:style-name="P14">$ sudo apt-get --purge remove attr<text:span text:style-name="T2"><office:annotation><dc:creator>Nancy</dc:creator><dc:date>2006-11-02T00:00:00</dc:date><text:p>CD</text:p></office:annotation></text:span></text:p>
      <text:p text:style-name="P13">Performing System Updates<text:span text:style-name="T1"><office:annotation><dc:creator>Nancy</dc:creator><dc:date>2006-11-02T00:00:00</dc:date><text:p>HC</text:p></office:annotation></text:span></text:p>
      <text:p text:style-name="P2">Installing and removing packages is a common system administration task, but not as common as keeping the system up to date. This doesn’t mean upgrading to newer and newer versions of the software (well, it does, but not in the conventional sense), because once a given Ubuntu version is released, no new software versions enter the repositories except for the backports repository. On a server, however, you’re strongly discouraged from using backports, because they receive a very limited amount of quality assurance and testing, and because there’s usually no reason for a server to be chasing new software features. New features bring new bugs, and as a system administrator, you should value stability and reliability miles over features. Ubuntu’s brief, six-month development cycle means that you’ll be able to get all the new features in half a year anyway. But by then they will be in the main repositories and will have received substantial testing. Keeping a system up to date thus means making sure it’s running the latest security patches, to prevent any vulnerabilities discovered after the release from endangering your system.</text:p>
      <text:p text:style-name="P3">Luckily, apt-get<text:span text:style-name="T2"><office:annotation><dc:creator>Nancy</dc:creator><dc:date>2006-11-02T00:00:00</dc:date><text:p>CD</text:p></office:annotation></text:span> makes this process amazingly easy. You begin by obtaining an updated list of packages from the Ubuntu archive:</text:p>
      <text:p text:style-name="P14">$ sudo apt-get update<text:span text:style-name="T2"><office:annotation><dc:creator>Nancy</dc:creator><dc:date>2006-11-02T00:00:00</dc:date><text:p>CD</text:p></office:annotation></text:span></text:p>
      <text:p text:style-name="P3">and then you simply run the upgrade:</text:p>
      <text:p text:style-name="P14">$ sudo apt-get upgrade<text:span text:style-name="T2"><office:annotation><dc:creator>Nancy</dc:creator><dc:date>2006-11-02T00:00:00</dc:date><text:p>CD</text:p></office:annotation></text:span></text:p>
      <text:p text:style-name="P3">After this, apt-get <text:span text:style-name="T2"><office:annotation><dc:creator>Nancy</dc:creator><dc:date>2006-11-02T00:00:00</dc:date><text:p>CD</text:p></office:annotation></text:span>will tell you either that your system is up to date or what it’s planning to upgrade, and it will handle the upgrade for you automatically. How’s that for cool?</text:p>
      <text:p text:style-name="P13">Running a Distribution Upgrade<text:span text:style-name="T1"><office:annotation><dc:creator>Nancy</dc:creator><dc:date>2006-11-02T00:00:00</dc:date><text:p>HB</text:p></office:annotation></text:span></text:p>
      <text:p text:style-name="P2">When a new Ubuntu release comes out and you want to upgrade your server to it, you’ll again use apt-get<text:span text:style-name="T2"><office:annotation><dc:creator>Nancy</dc:creator><dc:date>2006-11-02T00:00:00</dc:date><text:p>CD</text:p></office:annotation></text:span>. We’ll discuss apt sources in a bit, but for now, here’s what an upgrade from Breezy to Dapper would look like:</text:p>
      <text:p text:style-name="P15">$ sudo sed -i “s/breezy/dapper/” /etc/apt/sources.list</text:p>
      <text:p text:style-name="P20">$ sudo apt-get update</text:p>
      <text:p text:style-name="P16">$ sudo apt-get dist-upgrade</text:p>
      <text:p text:style-name="P3"><text:span text:style-name="T2"><office:annotation><dc:creator>Nancy</dc:creator><dc:date>2006-11-02T00:00:00</dc:date><text:p>CD</text:p></office:annotation></text:span>Let’s dissect what we’ve done. The first line uses a tool called sed<text:span text:style-name="T2"><office:annotation><dc:creator>Nancy</dc:creator><dc:date>2006-11-02T00:00:00</dc:date><text:p>CD</text:p></office:annotation></text:span>, or the stream editor, to exchange every occurrence of the word “breezy” with the word “dapper” in the file called /etc/apt/sources.list, or the apt sources file. We then tell apt-get<text:span text:style-name="T2"><office:annotation><dc:creator>Nancy</dc:creator><dc:date>2006-11-02T00:00:00</dc:date><text:p>CD</text:p></office:annotation></text:span> to reload the list of packages from the archive, which downloads the list of packages available in Dapper because of our change to the apt sources. <text:span text:style-name="CD1">dist-upgrade</text:span><text:span text:style-name="T2"><office:annotation><dc:creator>Nancy</dc:creator><dc:date>2006-11-02T00:00:00</dc:date><text:p>CD</text:p></office:annotation></text:span> is the smug older brother of <text:span text:style-name="CD1">upgrade</text:span> <text:span text:style-name="T2"><office:annotation><dc:creator>Nancy</dc:creator><dc:date>2006-11-02T00:00:00</dc:date><text:p>CD</text:p></office:annotation></text:span>who knows how to deal with dependencies in the face of new package versions. So apt-get<text:span text:style-name="T2"><office:annotation><dc:creator>Nancy</dc:creator><dc:date>2006-11-02T00:00:00</dc:date><text:p>CD</text:p></office:annotation></text:span> will figure out the order in which to replace packages with the versions from the new release, and then just run through it like a regular upgrade.</text:p>
      <text:p text:style-name="P3">Except when it doesn’t.</text:p>
      <text:p text:style-name="P3">Trivial to use and rather powerful, it’s no wonder that apt-get<text:span text:style-name="T2"><office:annotation><dc:creator>Nancy</dc:creator><dc:date>2006-11-02T00:00:00</dc:date><text:p>CD</text:p></office:annotation></text:span> is one of Ubuntu’s most beloved features. It’s a time-tested tool that deals well with most package situations and makes the system administrator’s life a breeze when dealing with software maintenance. But every once in a while, apt-get <text:span text:style-name="T2"><office:annotation><dc:creator>Nancy</dc:creator><dc:date>2006-11-02T00:00:00</dc:date><text:p>CD</text:p></office:annotation></text:span>will paint itself into a corner, and a lot of times that’ll happen when trying to upgrade to a new release.</text:p>
      <text:p text:style-name="P3">In Dapper, a lot of work has gone into making the release upgrade a smoother process. Some improvements have been made, but apt-get<text:span text:style-name="T2"><office:annotation><dc:creator>Nancy</dc:creator><dc:date>2006-11-02T00:00:00</dc:date><text:p>CD</text:p></office:annotation></text:span> is only so flexible, and it’s not known whether the deeper issues with it can be fixed at all if we stay within its framework. This is why Ubuntu has its sights set on another package manager, appropriately called Smart, to maybe take over from apt-get<text:span text:style-name="T2"><office:annotation><dc:creator>Nancy</dc:creator><dc:date>2006-11-02T00:00:00</dc:date><text:p>CD</text:p></office:annotation></text:span>. Smart is written in a high-level, dynamic language, has superior dependency graph resolution capabilities, and would still offer all the ease of use of apt-get while better handling the corner cases. Smart is experimental software, though, so its inclusion for such a chief role as package management is still very uncertain and has no known timeline. We’re really just giving you a heads up; apt-get<text:span text:style-name="T2"><office:annotation><dc:creator>Nancy</dc:creator><dc:date>2006-11-02T00:00:00</dc:date><text:p>CD</text:p></office:annotation></text:span> <text:s/>should still be your best friend.</text:p>
      <text:p text:style-name="P13">Building Packages from Source<text:span text:style-name="T1"><office:annotation><dc:creator>Nancy</dc:creator><dc:date>2006-11-02T00:00:00</dc:date><text:p>HC</text:p></office:annotation></text:span></text:p>
      <text:p text:style-name="P2">The Ubuntu archive, unlike Debian’s, doesn’t permit direct binary uploads. When Ubuntu developers want to add a piece of software to the archive, they prepare its source code in a certain way and put it in a build queue. From there it’s compiled, built automatically, and—if those steps succeed—pushed into the archive. </text:p>
      <text:p text:style-name="P3">Why go through all the trouble? Why not just have the developers build the software on their machines? They could upload binaries to the archive, bypassing the build queue which can take hours to build software. Here’s the catch: Ubuntu officially supports three hardware platforms (Intel x86, AMD64/EM64T, and PowerPC). Without the build queue, developers would have to build separate binaries of their software for each platform, which entails owning a computer running on each platform (expensive!) or creating complicated cross-compilation toolchains. And even then, sitting through three software builds is an enormous waste of precious developer time.</text:p>
      <text:p text:style-name="P3">The build queue approach solves this problem, because the automatic build system takes a single source package and builds it for all the necessary platforms. And it turns out that the approach provides you, the system administrator, with a really nifty benefit: It lets you leverage the dependency-solving power and ease of use of apt-get<text:span text:style-name="T2"><office:annotation><dc:creator>Nancy</dc:creator><dc:date>2006-11-02T00:00:00</dc:date><text:p>CD</text:p></office:annotation></text:span>, and apply it to building packages from source!</text:p>
      <text:p text:style-name="P3">Now that you’re excited, let’s backtrack a bit. Building packages from source is primarily of interest to developers, not system administrators. In fact, as a sysadmin<text:span text:style-name="T2"><office:annotation><dc:creator>Nancy</dc:creator><dc:date>2006-11-02T00:00:00</dc:date><text:p>CD</text:p></office:annotation></text:span>, you should avoid hand-built packages whenever possible, and instead benefit from the quality assurance that packages in the Ubuntu archive received. Sometimes, though, you might just have to apply a custom patch to a piece of software before installing it. We’ll use the attr <text:span text:style-name="T2"><office:annotation><dc:creator>Nancy</dc:creator><dc:date>2006-11-02T00:00:00</dc:date><text:p>CD </text:p></office:annotation></text:span>package example, as before. What follows is what a session of building attr <text:span text:style-name="T2"><office:annotation><dc:creator>Nancy</dc:creator><dc:date>2006-11-02T00:00:00</dc:date><text:p>CD</text:p></office:annotation></text:span>from source and installing the new package might look like—if you want to try it, make sure you install the <text:span text:style-name="T6">dpkg-dev</text:span><text:span text:style-name="T2"><office:annotation><dc:creator>Nancy</dc:creator><dc:date>2006-11-02T00:00:00</dc:date><text:p>CD</text:p></office:annotation></text:span> and <text:span text:style-name="T6">devscripts</text:span> <text:span text:style-name="T2"><office:annotation><dc:creator>Nancy</dc:creator><dc:date>2006-11-02T00:00:00</dc:date><text:p>CD</text:p></office:annotation></text:span>packages.</text:p>
      <text:p text:style-name="P15">$ mkdir attr-build</text:p>
      <text:p text:style-name="P20">$ cd attr-build</text:p>
      <text:p text:style-name="P20">$ apt-get source attr</text:p>
      <text:p text:style-name="P20">$ sudo apt-get build-dep attr</text:p>
      <text:p text:style-name="P20">$ cd attr-2.4.25</text:p>
      <text:p text:style-name="P20">&lt;apply a patch or edit the source code&gt;</text:p>
      <text:p text:style-name="P20">$ dch -i</text:p>
      <text:p text:style-name="P20">$ dpkg-buildpackage -rfakeroot</text:p>
      <text:p text:style-name="P20">$ cd ..</text:p>
      <text:p text:style-name="P16">$ sudo dpkg -i *.deb</text:p>
      <text:p text:style-name="P3"><text:span text:style-name="T2"><office:annotation><dc:creator>Nancy</dc:creator><dc:date>2006-11-02T00:00:00</dc:date><text:p>CD</text:p></office:annotation></text:span>All of the commands we invoked are well-documented in the system man pages, and covering them in detail is out of the scope of this chapter. To briefly orient you as to what we did, though:</text:p>
      <text:p text:style-name="P21">1.<text:tab/>We<text:span text:style-name="T2"><office:annotation><dc:creator>Nancy</dc:creator><dc:date>2006-11-02T00:00:00</dc:date><text:p>NL</text:p></office:annotation></text:span> made a scratch directory called attr-build and changed into it</text:p>
      <text:p text:style-name="P22">2.<text:tab/><text:span text:style-name="CD1">apt-get source attr</text:span><text:span text:style-name="T2"><office:annotation><dc:creator>Nancy</dc:creator><dc:date>2006-11-02T00:00:00</dc:date><text:p>NL &amp; CD </text:p></office:annotation></text:span> fetched the source of the <text:span text:style-name="T5">attr</text:span><text:span text:style-name="T3"> </text:span>package and unpacked it into the current directory</text:p>
      <text:p text:style-name="P22">3.<text:tab/><text:span text:style-name="CD1">apt-get build-dep att</text:span>r<text:span text:style-name="T2"><office:annotation><dc:creator>Nancy</dc:creator><dc:date>2006-11-02T00:00:00</dc:date><text:p>NL &amp; CD</text:p></office:annotation></text:span> installed all the packages that are required to build the <text:span text:style-name="T5">attr</text:span> package from source.</text:p>
      <text:p text:style-name="P22">4.<text:tab/>We <text:span text:style-name="T2"><office:annotation><dc:creator>Nancy</dc:creator><dc:date>2006-11-02T00:00:00</dc:date><text:p>NL</text:p></office:annotation></text:span>changed into the unpacked attr-2.4.25 directory, applied a patch, and edited the package changelog to describe our changes to the source.</text:p>
      <text:p text:style-name="P22">5.<text:tab/><text:span text:style-name="CD1">dpkg -buildpackage -rfakeroot</text:span><text:span text:style-name="T2"><office:annotation><dc:creator>Nancy</dc:creator><dc:date>2006-11-02T00:00:00</dc:date><text:p>NL &amp; CD</text:p></office:annotation></text:span> built one or more installable debs from our package.</text:p>
      <text:p text:style-name="P23">6.<text:tab/>We <text:span text:style-name="T2"><office:annotation><dc:creator>Nancy</dc:creator><dc:date>2006-11-02T00:00:00</dc:date><text:p>NL</text:p></office:annotation></text:span>ascended one directory in the filesystem and installed all the debs we just built.</text:p>
      <text:p text:style-name="P3">This is a super-compressed cheat sheet for a topic that takes a long time to master. We left a lot of things out, so if you need to be patching packages for production use, go and read the man pages of the tools we mention above first and get a better understanding of what’s going on!</text:p>
      <text:p text:style-name="P8">Aptitude<text:span text:style-name="T1"><office:annotation><dc:creator>Nancy</dc:creator><dc:date>2006-11-02T00:00:00</dc:date><text:p>HB</text:p></office:annotation></text:span></text:p>
      <text:p text:style-name="P2">Around the highest levels of the package management stack hangs aptitude, a neat, colorful textual frontend that can be used interchangeably with apt-get<text:span text:style-name="T2"><office:annotation><dc:creator>Nancy</dc:creator><dc:date>2006-11-02T00:00:00</dc:date><text:p>CD</text:p></office:annotation></text:span>. We won’t go into detail about aptitude use here; plenty of information is available from the system manual pages and the online aptitude help system (if you launch it as “aptitude” from the shell). It’s worth mentioning, though, that one of the chief reasons some system administrators prefer aptitude over apt-get<text:span text:style-name="T2"><office:annotation><dc:creator>Nancy</dc:creator><dc:date>2006-11-02T00:00:00</dc:date><text:p>CD</text:p></office:annotation></text:span> is its better handling of so-called orphan packages. Orphan packages are packages that were installed as a dependency of another package which has since been removed, leaving the orphan installed for no good reason. apt-get<text:span text:style-name="T2"><office:annotation><dc:creator>Nancy</dc:creator><dc:date>2006-11-02T00:00:00</dc:date><text:p>CD</text:p></office:annotation></text:span> provides no automatic way of dealing with orphans, instead relegating the task to the deborphan <text:span text:style-name="T2"><office:annotation><dc:creator>Nancy</dc:creator><dc:date>2006-11-02T00:00:00</dc:date><text:p>CD</text:p></office:annotation></text:span>tool, which you can install from the archive. By contrast, aptitude will remove orphan packages automatically.</text:p>
      <text:p text:style-name="P8">Tips and Tricks<text:span text:style-name="T1"><office:annotation><dc:creator>Nancy</dc:creator><dc:date>2006-11-02T00:00:00</dc:date><text:p>HB</text:p></office:annotation></text:span></text:p>
      <text:p text:style-name="P2">Congratulations. If you’ve gotten this far, you’re familiar with most aspects of effectively dealing with packages on your Ubuntu server. Before you move on to other topics, though, we want to present a few odds and ends that will probably come in handy to you at one point or another.</text:p>
      <text:p text:style-name="P13">Listing Files Owned by a Package</text:p>
      <text:p text:style-name="P2">Sometimes it’s really useful to see which files on your system belong to a specific package, say, cron<text:span text:style-name="T2"><office:annotation><dc:creator>Nancy</dc:creator><dc:date>2006-11-02T00:00:00</dc:date><text:p>CD</text:p></office:annotation></text:span>. dpkg<text:span text:style-name="T2"><office:annotation><dc:creator>Nancy</dc:creator><dc:date>2006-11-02T00:00:00</dc:date><text:p>CD</text:p></office:annotation></text:span> to the rescue:</text:p>
      <text:p text:style-name="P14">$ dpkg -L cron<text:span text:style-name="T2"><office:annotation><dc:creator>Nancy</dc:creator><dc:date>2006-11-02T00:00:00</dc:date><text:p>CD</text:p></office:annotation></text:span></text:p>
      <text:p text:style-name="P3">Be careful, though, as <text:span text:style-name="CD1">dpkg -L</text:span><text:span text:style-name="T2"><office:annotation><dc:creator>Nancy</dc:creator><dc:date>2006-11-02T00:00:00</dc:date><text:p>CD</text:p></office:annotation></text:span> output might contain directories that aren’t exclusively owned by this package but shared with others.</text:p>
      <text:p text:style-name="P13">Finding Which Package Owns a File<text:span text:style-name="T1"><office:annotation><dc:creator>Nancy</dc:creator><dc:date>2006-11-02T00:00:00</dc:date><text:p>HC</text:p></office:annotation></text:span></text:p>
      <text:p text:style-name="P2">The reverse of the previous operation is just as simple:</text:p>
      <text:p text:style-name="P15">$ dpkg -S /etc/crontab</text:p>
      <text:p text:style-name="P16">cron: /etc/crontab</text:p>
      <text:p text:style-name="P3"><text:span text:style-name="T2"><office:annotation><dc:creator>Nancy</dc:creator><dc:date>2006-11-02T00:00:00</dc:date><text:p>CD</text:p></office:annotation></text:span>The one-line output tells us the name of the owner package on the left.</text:p>
      <text:p text:style-name="P13">Finding Which Package Provides a File<text:span text:style-name="T1"><office:annotation><dc:creator>Nancy</dc:creator><dc:date>2006-11-02T00:00:00</dc:date><text:p>HC</text:p></office:annotation></text:span></text:p>
      <text:p text:style-name="P2">Both <text:span text:style-name="CD1">dpkg -S</text:span><text:span text:style-name="T2"><office:annotation><dc:creator>Nancy</dc:creator><dc:date>2006-11-02T00:00:00</dc:date><text:p>CD</text:p></office:annotation></text:span> and <text:span text:style-name="CD1">dpkg -L</text:span><text:span text:style-name="T2"><office:annotation><dc:creator>Nancy</dc:creator><dc:date>2006-11-02T00:00:00</dc:date><text:p>CD</text:p></office:annotation></text:span> operate on the database of installed packages. Sometimes, you might need to figure out which—potentially uninstalled—package provides a certain file. We might be looking for a package that would install the bzr binary, or /usr/bin/bzr. To do this, first install the package apt-file<text:span text:style-name="T2"><office:annotation><dc:creator>Nancy</dc:creator><dc:date>2006-11-02T00:00:00</dc:date><text:p>CD</text:p></office:annotation></text:span> (requires the universe repository), then execute:</text:p>
      <text:p text:style-name="P15">$ apt-file update</text:p>
      <text:p text:style-name="P16">$ apt-file search /usr/bin/bzr</text:p>
      <text:p text:style-name="P3"><text:span text:style-name="T2"><office:annotation><dc:creator>Nancy</dc:creator><dc:date>2006-11-02T00:00:00</dc:date><text:p>CD</text:p></office:annotation></text:span>Voila! apt-file<text:span text:style-name="T2"><office:annotation><dc:creator>Nancy</dc:creator><dc:date>2006-11-02T00:00:00</dc:date><text:p>CD</text:p></office:annotation></text:span> will tell you that the package you want is bzr, with output in the same format as <text:span text:style-name="CD1">dpkg -S</text:span>. </text:p>
      <text:p text:style-name="P3">That’s it for our package management tricks—it’s time to talk about security.</text:p>
      <text:p text:style-name="P4">Ubuntu Server Security<text:span text:style-name="T1"><office:annotation><dc:creator>Nancy</dc:creator><dc:date>2006-11-02T00:00:00</dc:date><text:p>HA</text:p></office:annotation></text:span></text:p>
      <text:p text:style-name="P2">As a system administrator, one of your chief tasks is dealing with server security. If your server is connected to the Internet, for security purposes, it’s in a war zone. If it’s only an internal server, you still need to deal with (accidentally) malicious users, disgruntled employees, and the guy in accounting who <text:span text:style-name="T3">really</text:span> wants to read the boss’s secretary’s e-mail.</text:p>
      <text:p text:style-name="P3">In general, Ubuntu Server is a very secure platform. The Ubuntu Security Team, the team that produces all official security updates, has one of the best turnaround times in the industry. Ubuntu ships with a no open ports policy, meaning that after you install the machine—be it an Ubuntu desktop or a server—no applications will be accepting connections from the Internet by default. Like Ubuntu desktops, Ubuntu Server uses the sudo<text:span text:style-name="T2"><office:annotation><dc:creator>Nancy</dc:creator><dc:date>2006-11-02T00:00:00</dc:date><text:p>CD</text:p></office:annotation></text:span> mechanism for system administration, eschewing the root account. And finally, security updates are guaranteed for at least 18 months after each release (five years for some releases, like Dapper), and are free.</text:p>
      <text:p text:style-name="P3">In this section, we want to take a look at filesystem security, system resource limits, dealing with logs, and finally some network security. But Linux security is a difficult and expansive topic; remember that we’re giving you a crash course here, and leaving a lot of things out—to be a good administrator, you’ll want to learn more.</text:p>
      <text:p text:style-name="P8">User Account Administration<text:span text:style-name="T1"><office:annotation><dc:creator>Nancy</dc:creator><dc:date>2006-11-02T00:00:00</dc:date><text:p>HB</text:p></office:annotation></text:span></text:p>
      <text:p text:style-name="P2">Many aspects of user administration on Linux systems are consistent across distributions. Debian provides some convenience tools, such as the <text:span text:style-name="T5">useradd</text:span><text:span text:style-name="T2"><office:annotation><dc:creator>Nancy</dc:creator><dc:date>2006-11-02T00:00:00</dc:date><text:p>CD</text:p></office:annotation></text:span> command, to make things easier for you. But since Ubuntu fully inherits Debian’s user administration model, we won’t go into detail about it here. Instead, let us refer you to <text:a xlink:type="simple" xlink:href="http://www.oreilly.com/catalog/debian/chapter/book/ch07_01.html"><text:span text:style-name="Internet_20_link">www.oreilly.com/catalog/debian/chapter/book/ch07_01.html</text:span></text:a> for the basics. After reading that page, you’ll have full knowledge of the standard model, and we can briefly talk about the Ubuntu difference: sudo<text:span text:style-name="T2"><office:annotation><dc:creator>Nancy</dc:creator><dc:date>2006-11-02T00:00:00</dc:date><text:p>CD</text:p></office:annotation></text:span>.</text:p>
      <text:p text:style-name="P3">As we mentioned at the end of the installation section (“You’re done—Now Watch Out for Root!”), Ubuntu doesn’t enable the root, or administrator, account by default. There is a great deal of security benefit to this approach and incredibly few downsides, all of which are documented at the man pages for sudo_root<text:span text:style-name="T2"><office:annotation><dc:creator>Nancy</dc:creator><dc:date>2006-11-02T00:00:00</dc:date><text:p>CD</text:p></office:annotation></text:span>. </text:p>
      <text:p text:style-name="P3">The user that you added during installation is the one who, by default, is placed into the admin group and may use sudo<text:span text:style-name="T2"><office:annotation><dc:creator>Nancy</dc:creator><dc:date>2006-11-02T00:00:00</dc:date><text:p>CD</text:p></office:annotation></text:span> to perform system administration tasks. After adding new users to the system, you may add them to the admin group like this:</text:p>
      <text:p text:style-name="P14">$ sudo adduser <text:span text:style-name="T3">username</text:span> admin<text:span text:style-name="T2"><office:annotation><dc:creator>Nancy</dc:creator><dc:date>2006-11-02T00:00:00</dc:date><text:p>CD</text:p></office:annotation></text:span></text:p>
      <text:p text:style-name="P3">Simply use deluser in <text:span text:style-name="T2"><office:annotation><dc:creator>Nancy</dc:creator><dc:date>2006-11-02T00:00:00</dc:date><text:p>CD</text:p></office:annotation></text:span>place of adduser <text:span text:style-name="T2"><office:annotation><dc:creator>Nancy</dc:creator><dc:date>2006-11-02T00:00:00</dc:date><text:p>CD</text:p></office:annotation></text:span>in the above command to remove a user from the group.</text:p>
      <text:p text:style-name="P3">One thing to keep in mind is that sudo <text:span text:style-name="T2"><office:annotation><dc:creator>Nancy</dc:creator><dc:date>2006-11-02T00:00:00</dc:date><text:p>CD</text:p></office:annotation></text:span>isn’t just a workaround for giving people root access. Sudo <text:span text:style-name="T2"><office:annotation><dc:creator>Nancy</dc:creator><dc:date>2006-11-02T00:00:00</dc:date><text:p>CD</text:p></office:annotation></text:span>can also handle fine grain permissions, such as saying, “allow this user to execute only these three commands with superuser privileges.”</text:p>
      <text:p text:style-name="P3">Documentation about specifying these permissions is available in the “sudoers” man page, which can be a bit daunting—feel free to skip close to the end of it, until you reach the EXAMPLES section. It should take you maybe 10 or 15 minutes to grok it, and it covers a vast majority of the situations for which you’ll want sudo<text:span text:style-name="T2"><office:annotation><dc:creator>Nancy</dc:creator><dc:date>2006-11-02T00:00:00</dc:date><text:p>CD</text:p></office:annotation></text:span>. When you’re ready to put your new knowledge to use, simply run:</text:p>
      <text:p text:style-name="P14">$ visudo<text:span text:style-name="T2"><office:annotation><dc:creator>Nancy</dc:creator><dc:date>2006-11-02T00:00:00</dc:date><text:p>CD</text:p></office:annotation></text:span></text:p>
      <text:p text:style-name="P3">Be careful here—the sudoers database, which lives in /etc/sudoers, is not meant to just be opened in an editor, because an editor won’t check the syntax for you! If you mess up the sudoers database, you might find yourself with no way to become an administrator on the machine. </text:p>
      <text:p text:style-name="P8">Filesystem Security<text:span text:style-name="T1"><office:annotation><dc:creator>Nancy</dc:creator><dc:date>2006-11-02T00:00:00</dc:date><text:p>HB</text:p></office:annotation></text:span></text:p>
      <text:p text:style-name="P2">The security model for files is standardized across most Unix-like OS, and is called the POSIX model. The model calls for three broad types of access permissions for every file and directory: owner, group, and other. It works in exactly the same way on any Linux distribution, which is why we won’t focus on it here. For a refresher, consult the man pages for <text:span text:style-name="T5">chmod</text:span><text:span text:style-name="T2"><office:annotation><dc:creator>Nancy</dc:creator><dc:date>2006-11-02T00:00:00</dc:date><text:p>CD</text:p></office:annotation></text:span><text:span text:style-name="T5"> </text:span>and <text:span text:style-name="T5">chown</text:span><text:span text:style-name="T2"><office:annotation><dc:creator>Nancy</dc:creator><dc:date>2006-11-02T00:00:00</dc:date><text:p>CD</text:p></office:annotation></text:span>, or browse around the Internet. </text:p>
      <text:p text:style-name="P3">We want to actually look at securing partitions through mount options, an oft-neglected aspect of dealing with system security that’s rather powerful when used appropriately. When explaining how to partition your system, we extolled the virtues of giving, at the very least, the /home, /tmp, and /var directories their own partitions, mentioning how it’s possible to use special options when mounting these to the filesystem.</text:p>
      <text:p text:style-name="P3">Many of the special mount options are filesystem-dependent, but the ones we want to consider are not. Here are the ones that interest us:</text:p>
      <text:p text:style-name="P13">nodev<text:span text:style-name="T1"><office:annotation><dc:creator>Nancy</dc:creator><dc:date>2006-11-02T00:00:00</dc:date><text:p>HC</text:p></office:annotation></text:span></text:p>
      <text:p text:style-name="P2">A filesystem mounted with the nodev <text:span text:style-name="T2"><office:annotation><dc:creator>Nancy</dc:creator><dc:date>2006-11-02T00:00:00</dc:date><text:p>CD</text:p></office:annotation></text:span>option will not allow the use or creation of special “device” files. There’s usually no good reason to allow most filesystems to allow interpretation of block or character special devices, and allowing them poses potential security risks.</text:p>
      <text:p text:style-name="P13">nosuid<text:span text:style-name="T1"><office:annotation><dc:creator>Nancy</dc:creator><dc:date>2006-11-02T00:00:00</dc:date><text:p>HC</text:p></office:annotation></text:span></text:p>
      <text:p text:style-name="P2">If you read up about Unix file permissions, you know that certain files can be flagged in a way that lets anyone execute them with the permissions of another user or group, often that of the system administrator. This flag is called the setuid (suid)<text:span text:style-name="T2"><office:annotation><dc:creator>Nancy</dc:creator><dc:date>2006-11-02T00:00:00</dc:date><text:p>CD</text:p></office:annotation></text:span> or the setgid bit<text:span text:style-name="T2"><office:annotation><dc:creator>Nancy</dc:creator><dc:date>2006-11-02T00:00:00</dc:date><text:p>CD</text:p></office:annotation></text:span>, respectively, and allowing this behavior outside of the directories that hold the system binaries is often unnecessary, and decreases security. If a user is able to, in any way, create or obtain a suid binary of his own choosing, he has effectively compromised the system.</text:p>
      <text:p text:style-name="P13">noexec<text:span text:style-name="T1"><office:annotation><dc:creator>Nancy</dc:creator><dc:date>2006-11-02T00:00:00</dc:date><text:p>HC</text:p></office:annotation></text:span></text:p>
      <text:p text:style-name="P2">If a filesystem is flagged as noexec<text:span text:style-name="T2"><office:annotation><dc:creator>Nancy</dc:creator><dc:date>2006-11-02T00:00:00</dc:date><text:p>CD</text:p></office:annotation></text:span>, users will not be able to run any executables located on it. </text:p>
      <text:p text:style-name="P13">noatime<text:span text:style-name="T1"><office:annotation><dc:creator>Nancy</dc:creator><dc:date>2006-11-02T00:00:00</dc:date><text:p>HC</text:p></office:annotation></text:span></text:p>
      <text:p text:style-name="P2">This flag tells the filesytem not to keep a record of when files were last accessed. If used indiscriminately, it lessens security through limiting the amount of information available in the event of a security incident, particularly when computer forensics is to be performed. However, the flag does provide performance benefits for certain use patterns, so it’s a good candidate to be used on partitions where security is an acceptable tradeoff for speed.</text:p>
      <text:p text:style-name="P3">Deciding which mount options to use on which partition is another fuzzy science, and you’ll often develop preferences as you become more accustomed to administering machines. Here’s a basic proposal, though, that should be a good starting point:</text:p>
      <text:p text:style-name="P9"><text:span text:style-name="T7"><text:tab/>/home</text:span><text:span text:style-name="T2"><office:annotation><dc:creator>Nancy</dc:creator><dc:date>2006-11-02T00:00:00</dc:date><text:p>BL</text:p></office:annotation></text:span><text:span text:style-name="T7">—nosuid, nodev</text:span><text:span text:style-name="T2"><office:annotation><dc:creator>Nancy</dc:creator><dc:date>2006-11-02T00:00:00</dc:date><text:p>CD</text:p></office:annotation></text:span></text:p>
      <text:p text:style-name="P10"><text:span text:style-name="T7"><text:tab/>/tmp </text:span><text:span text:style-name="T2"><office:annotation><dc:creator>Nancy</dc:creator><dc:date>2006-11-02T00:00:00</dc:date><text:p>BL</text:p></office:annotation></text:span><text:span text:style-name="T7">– noatime, noexec, nodev, nosuid</text:span><text:span text:style-name="T2"><office:annotation><dc:creator>Nancy</dc:creator><dc:date>2006-11-02T00:00:00</dc:date><text:p>CD</text:p></office:annotation></text:span></text:p>
      <text:p text:style-name="P11"><text:span text:style-name="T7"><text:tab/>/var </text:span><text:span text:style-name="T2"><office:annotation><dc:creator>Nancy</dc:creator><dc:date>2006-11-02T00:00:00</dc:date><text:p>BL</text:p></office:annotation></text:span><text:span text:style-name="T7">– noexec, nodev, nosuid</text:span><text:span text:style-name="T2"><office:annotation><dc:creator>Nancy</dc:creator><dc:date>2006-11-02T00:00:00</dc:date><text:p>CD</text:p></office:annotation></text:span></text:p>
      <text:p text:style-name="P8">System Resource Limits<text:span text:style-name="T1"><office:annotation><dc:creator>Nancy</dc:creator><dc:date>2006-11-02T00:00:00</dc:date><text:p>HB</text:p></office:annotation></text:span></text:p>
      <text:p text:style-name="P2">By default, Linux will not impose any resource limits on user processes. This means any user is free to fill up all of the working memory on the machine, or spawn processes in an endless loop, rendering the system unusable in seconds. The solution is to set up some of your own resource limits by editing the /etc/security/limits.conf file:</text:p>
      <text:p text:style-name="P14">$ sudoedit /etc/security/limits.conf<text:span text:style-name="T2"><office:annotation><dc:creator>Nancy</dc:creator><dc:date>2006-11-02T00:00:00</dc:date><text:p>CD</text:p></office:annotation></text:span></text:p>
      <text:p text:style-name="P3">The possible settings are all explained in the comment within the file, and there are no silver bullet values to recommend, though we do recommend that you set up at least the nproc <text:span text:style-name="T2"><office:annotation><dc:creator>Nancy</dc:creator><dc:date>2006-11-02T00:00:00</dc:date><text:p>CD</text:p></office:annotation></text:span>limit, and possibly also the as/data/memlock/rss settings.</text:p>
      <text:p text:style-name="P5">A Real-Life Resource Limit Example<text:span text:style-name="T1"><office:annotation><dc:creator>Nancy</dc:creator><dc:date>2006-11-02T00:00:00</dc:date><text:p>TIH</text:p></office:annotation></text:span></text:p>
      <text:p text:style-name="P12">Just to give you an idea of what these limits look like on production servers, here is the configuration from the general login server of the Harvard Computer Society at Harvard University:</text:p>
      <text:p text:style-name="P12"><text:span text:style-name="CD1">* <text:s text:c="4"/>- <text:s text:c="6"/>as <text:s text:c="13"/>2097152</text:span></text:p>
      <text:p text:style-name="P12"><text:span text:style-name="CD1">* <text:s text:c="4"/>- <text:s text:c="6"/>data <text:s text:c="11"/>131072</text:span></text:p>
      <text:p text:style-name="P12"><text:span text:style-name="CD1">* <text:s text:c="4"/>- <text:s text:c="6"/>memlock <text:s text:c="8"/>131072</text:span></text:p>
      <text:p text:style-name="P12"><text:span text:style-name="CD1">* <text:s text:c="4"/>- <text:s text:c="6"/>rss <text:s text:c="12"/>1013352</text:span></text:p>
      <text:p text:style-name="P12"><text:span text:style-name="CD1">* <text:s text:c="4"/>hard <text:s text:c="3"/>nproc <text:s text:c="10"/>128</text:span></text:p>
      <text:p text:style-name="P6">This limits regular users to 128 processes, with a maximum address space of 2GB, maximum data size and locked-in-memory address space of 128MB, and maximum resident set size of 1GB.<text:span text:style-name="T1"><office:annotation><dc:creator>Nancy</dc:creator><dc:date>2006-11-02T00:00:00</dc:date><text:p>TI</text:p></office:annotation></text:span></text:p>
      <text:p text:style-name="P24">If you need to set up disk quotas for your users, install the <text:span text:style-name="T6">quota</text:span> <text:span text:style-name="T2"><office:annotation><dc:creator>Nancy</dc:creator><dc:date>2006-11-02T00:00:00</dc:date><text:p>CD</text:p></office:annotation></text:span>package, and take a look at its man page.</text:p>
      <text:p text:style-name="P8">System Log Files<text:span text:style-name="T1"><office:annotation><dc:creator>Nancy</dc:creator><dc:date>2006-11-02T00:00:00</dc:date><text:p>HB</text:p></office:annotation></text:span></text:p>
      <text:p text:style-name="P2">As a system administrator, the system log files are some of your best friends. If you watch them carefully, you’ll often know in advance when something is wrong with the system, and you’ll be able to resolve most problems before they escalate.</text:p>
      <text:p text:style-name="P3">Unfortunately, your ability to pay close attention to the log files dwindles with every server you’re tasked with administering, so administrators often use log processing software that can be configured to alert them on certain events, or write their own tools in languages such as Perl and Python.</text:p>
      <text:p text:style-name="P3">Logs usually live in /var/log, and after your server runs for a while, you’ll notice there are a lot of increasingly older versions of the log files in that directory, many of them compressed with gzip (ending with the “.gz” filename extension).</text:p>
      <text:p text:style-name="P3">Here are some log files of note:</text:p>
      <text:p text:style-name="P9"><text:span text:style-name="T7"><text:tab/>/var/log/syslog </text:span><text:span text:style-name="T2"><office:annotation><dc:creator>Nancy</dc:creator><dc:date>2006-11-02T00:00:00</dc:date><text:p>BL</text:p></office:annotation></text:span><text:span text:style-name="T7">– general system log</text:span></text:p>
      <text:p text:style-name="P10"><text:span text:style-name="T7"><text:tab/>/var/log/auth.log </text:span><text:span text:style-name="T2"><office:annotation><dc:creator>Nancy</dc:creator><dc:date>2006-11-02T00:00:00</dc:date><text:p>BL</text:p></office:annotation></text:span><text:span text:style-name="T7">– system authentication logs</text:span></text:p>
      <text:p text:style-name="P10"><text:span text:style-name="T7"><text:tab/>/var/log/mail.log </text:span><text:span text:style-name="T2"><office:annotation><dc:creator>Nancy</dc:creator><dc:date>2006-11-02T00:00:00</dc:date><text:p>BL</text:p></office:annotation></text:span><text:span text:style-name="T7">– system mail logs</text:span></text:p>
      <text:p text:style-name="P10"><text:span text:style-name="T7"><text:tab/>/var/log/messages</text:span><text:span text:style-name="T2"><office:annotation><dc:creator>Nancy</dc:creator><dc:date>2006-11-02T00:00:00</dc:date><text:p>BL</text:p></office:annotation></text:span><text:span text:style-name="T7">—general log messages</text:span></text:p>
      <text:p text:style-name="P11"><text:span text:style-name="T7"><text:tab/>/var/log/dmesg </text:span><text:span text:style-name="T2"><office:annotation><dc:creator>Nancy</dc:creator><dc:date>2006-11-02T00:00:00</dc:date><text:p>BL</text:p></office:annotation></text:span><text:span text:style-name="T7">– kernel ring buffer messages, usually since system bootup</text:span></text:p>
      <text:p text:style-name="P13">Your Log Toolbox<text:span text:style-name="T1"><office:annotation><dc:creator>Nancy</dc:creator><dc:date>2006-11-02T00:00:00</dc:date><text:p>HC</text:p></office:annotation></text:span></text:p>
      <text:p text:style-name="P2">When it comes to reviewing logs, there are a few tools of choice that you should become familiar with. The <text:span text:style-name="T5">tail</text:span> utility prints, by default, the last ten lines of a file, which makes it a neat tool to get an idea of what’s been happening last in a given log file:</text:p>
      <text:p text:style-name="P14">$ tail /var/log/syslog<text:span text:style-name="T2"><office:annotation><dc:creator>Nancy</dc:creator><dc:date>2006-11-02T00:00:00</dc:date><text:p>CD</text:p></office:annotation></text:span></text:p>
      <text:p text:style-name="P3">With the <text:span text:style-name="CD1">-f</text:span> <text:span text:style-name="T2"><office:annotation><dc:creator>Nancy</dc:creator><dc:date>2006-11-02T00:00:00</dc:date><text:p>CD</text:p></office:annotation></text:span>parameter, tail launches into follow mode, which means it’ll open the file and keep showing you changes on the screen as they’re happening. If you want to impress your friends with your new system administrator prowess, you can now easily recreate the Hollywood hacker movie staple: text furiously blazing across the screen.</text:p>
      <text:p text:style-name="P3">Also invaluable are <text:span text:style-name="T5">zgrep</text:span>, <text:span text:style-name="T5">zcat</text:span><text:span text:style-name="T2"><office:annotation><dc:creator>Nancy</dc:creator><dc:date>2006-11-02T00:00:00</dc:date><text:p>CD</text:p></office:annotation></text:span> and <text:span text:style-name="T5">zless</text:span><text:span text:style-name="T2"><office:annotation><dc:creator>Nancy</dc:creator><dc:date>2006-11-02T00:00:00</dc:date><text:p>CD</text:p></office:annotation></text:span>, which operate like their analogues that don’t begin with a “z”, but on gzip-compressed files. For instance, to get a list of lines in all your compressed logs that contain the word “warthog” regardless of case you would issue the following command:</text:p>
      <text:p text:style-name="P14">$ zgrep -i warthog /var/log/*.gz<text:span text:style-name="T2"><office:annotation><dc:creator>Nancy</dc:creator><dc:date>2006-11-02T00:00:00</dc:date><text:p>CD</text:p></office:annotation></text:span></text:p>
      <text:p text:style-name="P3">Your toolbox for dealing with logs will grow with experience and based on your preferences, but to get an idea of what’s already out there, do an apt-cache search for “log files.”</text:p>
      <text:p text:style-name="P8">A Sprinkling of Network Security<text:span text:style-name="T1"><office:annotation><dc:creator>Nancy</dc:creator><dc:date>2006-11-02T00:00:00</dc:date><text:p>HB</text:p></office:annotation></text:span></text:p>
      <text:p text:style-name="P2">Network security administration is another feature provided largely by the OS, so it’s no different on Ubuntu than on any other modern Linux distribution. That means we won’t cover it here but will leave you with a pointer.</text:p>
      <text:p text:style-name="P3">The <text:span text:style-name="T5">iptables</text:span><text:span text:style-name="T2"><office:annotation><dc:creator>Nancy</dc:creator><dc:date>2006-11-02T00:00:00</dc:date><text:p>CD</text:p></office:annotation></text:span> command is the front end to the very powerful Linux firewall tables. Unfortunately, dealing with iptables<text:span text:style-name="T2"><office:annotation><dc:creator>Nancy</dc:creator><dc:date>2006-11-02T00:00:00</dc:date><text:p>CD</text:p></office:annotation></text:span> can be rather difficult, particularly if you’re trying to set up complex firewall policies. To whet your appetite, here’s iptables<text:span text:style-name="T2"><office:annotation><dc:creator>Nancy</dc:creator><dc:date>2006-11-02T00:00:00</dc:date><text:p>CD</text:p></office:annotation></text:span> in action, dropping all packets coming from a notorious time-sink domain:</text:p>
      <text:p text:style-name="P14">$ sudo iptables -A INPUT -s <text:a xlink:type="simple" xlink:href="http://www.slashdot.org/"><text:span text:style-name="Internet_20_link">www.slashdot.org</text:span></text:a> -j DROP<text:span text:style-name="T2"><office:annotation><dc:creator>Nancy</dc:creator><dc:date>2006-11-02T00:00:00</dc:date><text:p>CD</text:p></office:annotation></text:span></text:p>
      <text:p text:style-name="P3">Tutorials, how-tos and articles about iptables<text:span text:style-name="T2"><office:annotation><dc:creator>Nancy</dc:creator><dc:date>2006-11-02T00:00:00</dc:date><text:p>CD</text:p></office:annotation></text:span> are available on the Internet in large numbers, and the system man pages provide detailed information about all the possible options. Spending some time to learn iptables<text:span text:style-name="T2"><office:annotation><dc:creator>Nancy</dc:creator><dc:date>2006-11-02T00:00:00</dc:date><text:p>CD</text:p></office:annotation></text:span> is well worth it, because it’ll let you set up network security on any Linux machine, and will make it pretty easy for you to learn other OS’ firewall systems if need be.</text:p>
      <text:p text:style-name="P8">Final Words on Security<text:span text:style-name="T1"><office:annotation><dc:creator>Nancy</dc:creator><dc:date>2006-11-02T00:00:00</dc:date><text:p>HB</text:p></office:annotation></text:span></text:p>
      <text:p text:style-name="P2">We’ve barely even scratched the surface of system security in this subsection, though we’ve tried to give you good pointers on where to start and where to get the information you need to learn more. But let us give you some sage advice on security in general, since it’s a painful truth to learn: There is no such thing as a fully secure system. Securing systems isn’t about making it impossible for a breach to occur. It’s about making the breach so difficult that it’s not worth it to the attacker. This definition is pretty fluid, because if your attacker is a bored 14-year old sitting in a basement somewhere chewing on cold pizza, you can bet that he’ll leave your system alone if it’s even marginally secure. But if you’re keeping around top secret information, then it’s a lot more difficult to have the system be secure enough that breaking into it isn’t worth it, from a cost/benefit point of view, to the attackers.</text:p>
      <text:p text:style-name="P3">Security is also neat because, as a concept, it permeates the entire idea space of computer science. Getting really good at security requires incredibly deep understanding of the inner workings of computer systems, which has the nonobvious advantage that if you’re trying to get a deep understanding of computer systems but don’t know where to start, you can start with security and simply follow the trail. Use this to your advantage! Good luck.</text:p>
      <text:p text:style-name="P4">Summary<text:span text:style-name="T1"><office:annotation><dc:creator>Nancy</dc:creator><dc:date>2006-11-02T00:00:00</dc:date><text:p>HA</text:p></office:annotation></text:span></text:p>
      <text:p text:style-name="P2">If you’ve never administered a system before, the transition from being a regular user will be difficult, regardless of which OS you choose to learn to administer. The difficulty stems from the wider shift in thinking that’s required. Instead of just making sure your room is clean, now you have to run and protect the whole apartment building. But the difficulty is also educational and rewarding. (We realize they also told you this for your theoretical physics class in college, but we’re not lying.) Learning to maintain Ubuntu servers is a great choice for you, because you’ll benefit from a vibrant and helpful user community, and you’ll be working with a top-notch OS every step of the way.</text:p>
      <text:p text:style-name="P3">Just as we were in the final editing stages of this book, Ubuntu founder Mark Shuttleworth took the stage with new Sun Microsystems CEO Jonathan Schwartz in front of an audience of fifteen thousand at Sun's annual JavaOne conference. In 2001, Sun's previous CEO Scott McNealy famously compared running Linux on a mainframe to “having a trailer park in the back of your estate.” But standing together in San Francisco, Schwartz and Shuttleworth announced that Sun plans to provide commercial support for Ubuntu Server on Sun's hardware. Meeting with reporters after his presentation, Schwartz called Ubuntu “one of the most important – if not <text:span text:style-name="T3">the </text:span>most important – Linux distribution out there,” adding that “the odds are quite good that [Sun] will be aggressively supporting the work that Ubuntu is doing.” While it's too early to make any predictions about exactly how Sun's collaboration with Ubuntu will play out, one thing is certain after the JavaOne announcement: the industry sees Ubuntu Server as a very powerful contender in the server OS arena. </text:p>
      <text:p text:style-name="P3">If you’re a seasoned administrator who came to see what all the Ubuntu Server fuss is about, stay tuned. The project, though rock-solid as far as stability goes, is still in its feature infancy, and the Server Team is working very hard at making it the best server platform out there. We’re emphasizing advanced features. We already offer some great clustering primitives, and we will be expanding our clustering support to include resource management and Single System Image (SSI) clustering. We’re working on integrating the phenomenal Xen hypervisor into Ubuntu Server. And we’re being very fussy about getting all the little details just right.</text:p>
      <text:p text:style-name="P3">In both cases, if you’re installing a new server, give Ubuntu Server a try. It’s a state-of-the-art system, and we’re sure you’ll enjoy using it. Get in touch, tell us what to do to make it better, and lend a hand. Help us make Ubuntu rock even harder on big iron and heavy metal!</text:p>
      <text:p text:style-name="P5">Getting In Touch<text:span text:style-name="T1"><office:annotation><dc:creator>Nancy</dc:creator><dc:date>2006-11-02T00:00:00</dc:date><text:p>TIH</text:p></office:annotation></text:span></text:p>
      <text:p text:style-name="P12">If you want to tell us why you like Ubuntu Server, or why you hate it, or send us cookies, or just stalk us from a distance, come on in! Go to</text:p>
      <text:p text:style-name="P12"><text:a xlink:type="simple" xlink:href="https://lists.ubuntu.com/mailman/listinfo/ubuntu-server"><text:span text:style-name="Internet_20_link">https://lists.ubuntu.com/mailman/listinfo/ubuntu-server</text:span></text:a></text:p>
      <text:p text:style-name="P12">to join the ubuntu-server mailing list, visit our page on Launchpad at </text:p>
      <text:p text:style-name="P12"><text:a xlink:type="simple" xlink:href="https://launchpad.net/people/ubuntu-server"><text:span text:style-name="Internet_20_link">https://launchpad.net/people/ubuntu-server</text:span></text:a></text:p>
      <text:p text:style-name="P6">or jump on IRC. We’re on the #ubuntu-server channel on FreeNode. Hope to see you there!<text:span text:style-name="T1"><office:annotation><dc:creator>Nancy</dc:creator><dc:date>2006-11-02T00:00:00</dc:date><text:p>TI</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DT" style:family="paragraph" style:parent-style-name="Standard">
      <style:paragraph-properties style:line-height-at-least="0.139in"/>
      <style:text-properties fo:color="#000000" style:font-name="Courier New"/>
    </style:style>
    <style:style style:name="C1" style:family="paragraph" style:parent-style-name="CDT" style:next-style-name="Body">
      <style:paragraph-properties fo:margin-top="0.1665in" fo:margin-bottom="0.1665in" fo:hyphenation-ladder-count="no-limit"/>
      <style:text-properties fo:hyphenate="false" fo:hyphenation-remain-char-count="2" fo:hyphenation-push-char-count="2"/>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T" style:family="paragraph" style:parent-style-name="Body"/>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OX" style:family="paragraph" style:parent-style-name="NO" style:next-style-name="Body">
      <style:paragraph-properties fo:margin-top="0in" fo:margin-bottom="0.1665in"/>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te" style:family="paragraph" style:parent-style-name="Standard">
      <style:paragraph-properties fo:margin-left="1.25in" fo:margin-right="1in" fo:margin-top="0.0835in" fo:margin-bottom="0in" fo:text-align="start" style:justify-single-word="false" fo:orphans="2" fo:widows="2" fo:text-indent="-1.25in" style:auto-text-indent="false">
        <style:tab-stops>
          <style:tab-stop style:position="0in"/>
        </style:tab-stops>
      </style:paragraph-properties>
      <style:text-properties fo:color="#000000" style:font-name="Helvetica"/>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I" style:family="paragraph" style:parent-style-name="NO"/>
    <style:style style:name="TI1" style:family="paragraph" style:parent-style-name="Standard">
      <style:paragraph-properties fo:margin-left="0in" fo:margin-right="0in" fo:text-indent="0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IX" style:family="paragraph" style:parent-style-name="TI" style:next-style-name="Body">
      <style:paragraph-properties fo:margin-top="0in" fo:margin-bottom="0.1665in"/>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ab-stops>
          <style:tab-stop style:position="0in"/>
        </style:tab-stops>
      </style:paragraph-properties>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WW-Normal_20_Indent" style:display-name="WW-Normal Indent" style:family="paragraph" style:parent-style-name="Standard">
      <style:paragraph-properties fo:margin-left="0in" fo:margin-right="0in" fo:line-height="200%" fo:text-align="justify" style:justify-single-word="false" fo:text-indent="0.5in" style:auto-text-indent="false"/>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Code" style:family="paragraph">
      <style:paragraph-properties fo:text-align="start" style:justify-single-word="false" fo:orphans="0" fo:widows="0" fo:hyphenation-ladder-count="no-limit" style:text-autospace="none" style:punctuation-wrap="hanging" style:line-break="strict" style:writing-mode="lr-tb"/>
      <style:text-properties fo:color="#000000" style:font-name="Courier" fo:font-size="8pt" fo:language="en" fo:country="US" style:font-name-asian="Times New Roman" style:font-size-asian="8pt" style:font-name-complex="Arial Unicode MS" style:font-size-complex="12pt" style:language-complex="en" style:country-complex="US" fo:hyphenate="false" fo:hyphenation-remain-char-count="2" fo:hyphenation-push-char-count="2"/>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parent-style-name="WW-Default_20_Paragraph_20_Font11">
      <style:text-properties style:text-position="super 58%"/>
    </style:style>
    <style:style style:name="Page_20_Number" style:display-name="Page Number" style:family="text" style:parent-style-name="WW-Default_20_Paragraph_20_Font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parent-style-name="WW-Default_20_Paragraph_20_Font11">
      <style:text-properties style:text-position="super 58%"/>
    </style:style>
    <style:style style:name="Emphasis"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Default_20_Paragraph_20_Font" style:display-name="WW-Default Paragraph Font" style:family="text"/>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5z0" style:family="text">
      <style:text-properties style:font-name="Times New Roman" fo:font-style="normal" fo:font-weight="bold" style:font-style-asian="normal" style:font-weight-asian="bold"/>
    </style:style>
    <style:style style:name="WW8Num6z0" style:family="text">
      <style:text-properties style:font-name="StarSymbol" fo:font-size="9pt" style:font-size-asian="9pt" style:font-name-complex="StarSymbol" style:font-size-complex="9pt"/>
    </style:style>
    <style:style style:name="WW-Default_20_Paragraph_20_Font1" style:display-name="WW-Default Paragraph Font1" style:family="text"/>
    <style:style style:name="WW-Default_20_Paragraph_20_Font11" style:display-name="WW-Default Paragraph Font11" style:family="text"/>
    <style:style style:name="Endnote_20_Reference" style:display-name="Endnote Reference" style:family="text">
      <style:text-properties style:text-position="super 58%"/>
    </style:style>
    <style:style style:name="BulletSymbol" style:family="text">
      <style:text-properties fo:color="#000000" style:font-name="Courier New" fo:font-size="11pt" fo:font-weight="bold" style:font-size-asian="11pt" style:font-weight-asian="bold"/>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C" style:family="text">
      <style:text-properties fo:color="#808080" style:font-name="Times New Roman" fo:font-size="50pt" style:font-size-asian="50pt"/>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Wingdings" fo:font-size="8pt" style:font-size-asian="8pt"/>
    </style:style>
    <style:style style:name="WW8Num62z0" style:family="text">
      <style:text-properties style:font-name="Symbol" fo:font-size="10pt" style:font-size-asian="10pt"/>
    </style:style>
    <style:style style:name="WW8Num63z0" style:family="text">
      <style:text-properties style:font-name="Wingdings" fo:font-size="8pt" style:font-size-asian="8pt"/>
    </style:style>
    <style:style style:name="WW8Num65z0"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Wingdings" fo:font-size="8pt" style:font-size-asian="8pt"/>
    </style:style>
    <style:style style:name="WW8Num68z0" style:family="text">
      <style:text-properties style:font-name="Wingdings"/>
    </style:style>
    <style:style style:name="WW8Num72z0" style:family="text">
      <style:text-properties style:font-name="Wingdings" fo:font-size="8pt" style:font-size-asian="8pt"/>
    </style:style>
    <style:style style:name="WW8Num73z0" style:family="text">
      <style:text-properties style:font-name="Wingdings" fo:font-size="8pt" style:font-size-asian="8pt"/>
    </style:style>
    <style:style style:name="WW8Num75z0" style:family="text">
      <style:text-properties style:font-name="Wingdings"/>
    </style:style>
    <style:style style:name="WW8Num76z0" style:family="text">
      <style:text-properties style:font-name="Wingdings" fo:font-size="8pt" style:font-size-asian="8pt"/>
    </style:style>
    <style:style style:name="WW8Num77z0" style:family="text">
      <style:text-properties style:font-name="Arial"/>
    </style:style>
    <style:style style:name="WW8Num78z0" style:family="text">
      <style:text-properties style:font-name="Wingdings"/>
    </style:style>
    <style:style style:name="WW8Num80z0" style:family="text">
      <style:text-properties style:font-name="Wingdings" fo:font-size="8pt" style:font-size-asian="8pt"/>
    </style:style>
    <style:style style:name="WW8Num82z0" style:family="text">
      <style:text-properties style:font-name="Wingdings" fo:font-size="8pt" style:font-size-asian="8pt"/>
    </style:style>
    <style:style style:name="WW8Num87z0" style:family="text">
      <style:text-properties style:font-name="Symbol"/>
    </style:style>
    <style:style style:name="WW8Num88z0" style:family="text">
      <style:text-properties style:font-name="Wingdings" fo:font-size="8pt" style:font-size-asian="8pt"/>
    </style:style>
    <style:style style:name="WW8Num89z0" style:family="text">
      <style:text-properties style:font-name="Wingdings" fo:font-size="8pt" style:font-size-asian="8pt"/>
    </style:style>
    <style:style style:name="WW8Num90z0" style:family="text">
      <style:text-properties style:font-name="Wingdings" fo:font-size="8pt" style:font-size-asian="8pt"/>
    </style:style>
    <style:style style:name="WW8Num91z0" style:family="text">
      <style:text-properties style:font-name="Wingdings" fo:font-size="8pt" style:font-size-asian="8pt"/>
    </style:style>
    <style:style style:name="WW8Num97z0" style:family="text">
      <style:text-properties style:font-name="Wingdings"/>
    </style:style>
    <style:style style:name="WW8Num98z0" style:family="text">
      <style:text-properties style:font-name="Wingdings"/>
    </style:style>
    <style:style style:name="WW8Num101z0" style:family="text">
      <style:text-properties style:font-name="Wingdings" fo:font-size="8pt" style:font-size-asian="8pt"/>
    </style:style>
    <style:style style:name="WW8Num102z0" style:family="text">
      <style:text-properties style:font-name="Wingdings" fo:font-size="8pt" style:font-size-asian="8pt"/>
    </style:style>
    <style:style style:name="WW8Num104z0" style:family="text">
      <style:text-properties style:font-name="Wingdings" fo:font-size="8pt" style:font-size-asian="8pt"/>
    </style:style>
    <style:style style:name="WW8Num105z0" style:family="text">
      <style:text-properties style:font-name="Symbol"/>
    </style:style>
    <style:style style:name="WW8Num106z0" style:family="text">
      <style:text-properties style:font-name="Wingdings" fo:font-size="8pt" style:font-size-asian="8pt"/>
    </style:style>
    <style:style style:name="WW8Num107z0" style:family="text">
      <style:text-properties style:font-name="Wingdings" fo:font-size="8pt" style:font-size-asian="8pt"/>
    </style:style>
    <style:style style:name="WW8Num108z0" style:family="text">
      <style:text-properties style:font-name="Wingdings" fo:font-size="8pt" style:font-size-asian="8pt"/>
    </style:style>
    <style:style style:name="WW8Num109z0" style:family="text">
      <style:text-properties style:font-name="Arial"/>
    </style:style>
    <style:style style:name="WW8Num110z0" style:family="text">
      <style:text-properties style:font-name="Symbol"/>
    </style:style>
    <style:style style:name="WW8Num111z0" style:family="text">
      <style:text-properties style:font-name="Wingdings" fo:font-size="8pt" style:font-size-asian="8pt"/>
    </style:style>
    <style:style style:name="WW8Num112z0" style:family="text">
      <style:text-properties style:font-name="Helvetica" fo:font-size="9pt" fo:font-style="normal" fo:font-weight="bold" style:font-size-asian="9pt" style:font-style-asian="normal" style:font-weight-asian="bold"/>
    </style:style>
    <style:style style:name="WW8Num113z0" style:family="text">
      <style:text-properties style:font-name="Wingdings" fo:font-size="8pt" style:font-size-asian="8pt"/>
    </style:style>
    <style:style style:name="WW8Num115z0" style:family="text">
      <style:text-properties style:font-name="Symbol"/>
    </style:style>
    <style:style style:name="WW8Num116z0" style:family="text">
      <style:text-properties style:font-name="Arial"/>
    </style:style>
    <style:style style:name="WW8Num117z0" style:family="text">
      <style:text-properties style:font-name="Wingdings" fo:font-size="8pt" style:font-size-asian="8pt"/>
    </style:style>
    <style:style style:name="WW8Num119z0" style:family="text">
      <style:text-properties style:font-name="Arial"/>
    </style:style>
    <style:style style:name="WW8Num121z0" style:family="text">
      <style:text-properties style:font-name="Arial"/>
    </style:style>
    <style:style style:name="WW8Num123z0" style:family="text">
      <style:text-properties style:font-name="Symbol"/>
    </style:style>
    <style:style style:name="WW8Num124z0" style:family="text">
      <style:text-properties style:font-name="Wingdings" fo:font-size="8pt" style:font-size-asian="8pt"/>
    </style:style>
    <style:style style:name="WW8Num126z0" style:family="text">
      <style:text-properties style:font-name="Wingdings"/>
    </style:style>
    <style:style style:name="WW8Num129z0" style:family="text">
      <style:text-properties style:font-name="Wingdings"/>
    </style:style>
    <style:style style:name="WW8Num130z0" style:family="text">
      <style:text-properties style:font-name="Helvetica" fo:font-size="9pt" fo:font-style="normal" fo:font-weight="bold" style:font-size-asian="9pt" style:font-style-asian="normal" style:font-weight-asian="bold"/>
    </style:style>
    <style:style style:name="WW8Num131z0" style:family="text">
      <style:text-properties style:font-name="Wingdings" fo:font-size="8pt" style:font-size-asian="8pt"/>
    </style:style>
    <style:style style:name="WW8Num133z0" style:family="text">
      <style:text-properties style:font-name="Wingdings" fo:font-size="8pt" style:font-size-asian="8pt"/>
    </style:style>
    <style:style style:name="WW8Num134z0" style:family="text">
      <style:text-properties style:font-name="Wingdings"/>
    </style:style>
    <style:style style:name="WW8Num135z0" style:family="text">
      <style:text-properties style:font-name="Wingdings" fo:font-size="8pt" style:font-size-asian="8pt"/>
    </style:style>
    <style:style style:name="WW8Num136z0" style:family="text">
      <style:text-properties style:font-name="Helvetica" fo:font-size="9pt" fo:font-style="normal" fo:font-weight="bold" style:font-size-asian="9pt" style:font-style-asian="normal" style:font-weight-asian="bold"/>
    </style:style>
    <style:style style:name="WW8Num137z0" style:family="text">
      <style:text-properties style:font-name="Wingdings"/>
    </style:style>
    <style:style style:name="WW8Num138z0" style:family="text">
      <style:text-properties style:font-name="Wingdings" fo:font-size="8pt" style:font-size-asian="8pt"/>
    </style:style>
    <style:style style:name="WW8Num139z0" style:family="text">
      <style:text-properties style:font-name="Arial"/>
    </style:style>
    <style:style style:name="WW8Num140z0" style:family="text">
      <style:text-properties style:font-name="Wingdings"/>
    </style:style>
    <style:style style:name="WW8NumSt34z0" style:family="text">
      <style:text-properties style:font-name="Symbol"/>
    </style:style>
    <style:style style:name="WW8NumSt38z0" style:family="text">
      <style:text-properties style:font-name="Symbol"/>
    </style:style>
    <style:style style:name="WW8NumSt39z0" style:family="text">
      <style:text-properties style:font-name="Symbol"/>
    </style:style>
    <style:style style:name="WW8NumSt71z0" style:family="text">
      <style:text-properties style:font-name="Times New Roman" fo:font-size="18pt" style:font-size-asian="18pt"/>
    </style:style>
    <style:style style:name="WW8NumSt73z0" style:family="text">
      <style:text-properties style:font-name="Times New Roman" fo:font-size="20pt" style:font-size-asian="20pt"/>
    </style:style>
    <style:style style:name="WW8NumSt89z0" style:family="text">
      <style:text-properties style:font-name="Symbol"/>
    </style:style>
    <style:style style:name="WW8Num61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WW-Default_20_Paragraph_20_Font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Comment_20_Reference" style:display-name="Comment Reference" style:family="text" style:parent-style-name="WW-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in" style:type="right"/>
        </style:tab-stops>
      </style:paragraph-properties>
    </style:style>
    <style:page-layout style:name="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45in" fo:margin-top="0.4555in" style:dynamic-spacing="true"/>
      </style:footer-style>
    </style:page-layout>
  </office:automatic-styles>
  <office:master-styles>
    <style:master-page style:name="Standard" style:page-layout-name="pm1">
      <style:footer>
        <text:p text:style-name="P1">Chapter 5 <text:s/><text:tab/>Page <text:span text:style-name="Page_20_Number"><text:page-number text:select-page="current">4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hapter 2</dc:title>
    <meta:initial-creator>UNOYEKA</meta:initial-creator>
    <meta:creation-date>2006-05-27T01:32:00</meta:creation-date>
    <dc:creator>Nancy</dc:creator>
    <dc:date>2006-05-27T01:32:00</dc:date>
    <meta:print-date>2000-10-24T17:22: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43" meta:paragraph-count="314" meta:word-count="11713" meta:character-count="68808"/>
  </office:meta>
</office:document-meta>
</file>